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  <style:text-properties officeooo:paragraph-rsid="001aeee8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11" style:family="paragraph" style:parent-style-name="Preformatted_20_Text" style:list-style-name="L3">
      <style:paragraph-properties fo:margin-top="0cm" fo:margin-bottom="0cm" loext:contextual-spacing="false"/>
      <style:text-properties fo:color="#a9b7c6" style:font-name="DejaVu Sans Mono" fo:font-size="9pt"/>
    </style:style>
    <style:style style:name="P12" style:family="paragraph" style:parent-style-name="Preformatted_20_Text" style:list-style-name="L3">
      <style:paragraph-properties fo:margin-top="0cm" fo:margin-bottom="0cm" loext:contextual-spacing="false"/>
      <style:text-properties fo:color="#a9b7c6" style:font-name="DejaVu Sans Mono" fo:font-size="9pt" officeooo:paragraph-rsid="001aeee8"/>
    </style:style>
    <style:style style:name="T1" style:family="text">
      <style:text-properties fo:font-weight="bold" officeooo:rsid="001aeee8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c7832"/>
    </style:style>
    <style:style style:name="T4" style:family="text">
      <style:text-properties fo:color="#cc7832" style:font-name="DejaVu Sans Mono" fo:font-size="9pt"/>
    </style:style>
    <style:style style:name="T5" style:family="text">
      <style:text-properties fo:color="#cc7832" style:font-name="DejaVu Sans Mono" fo:font-size="9pt" fo:font-weight="normal" style:font-weight-asian="normal" style:font-weight-complex="normal"/>
    </style:style>
    <style:style style:name="T6" style:family="text">
      <style:text-properties style:font-name="DejaVu Sans Mono" fo:font-size="9pt"/>
    </style:style>
    <style:style style:name="T7" style:family="text">
      <style:text-properties style:font-name="DejaVu Sans Mono" fo:font-size="9pt" fo:font-style="italic"/>
    </style:style>
    <style:style style:name="T8" style:family="text">
      <style:text-properties fo:color="#bbb529"/>
    </style:style>
    <style:style style:name="T9" style:family="text">
      <style:text-properties fo:color="#bbb529" style:font-name="DejaVu Sans Mono" fo:font-size="9pt"/>
    </style:style>
    <style:style style:name="T10" style:family="text">
      <style:text-properties fo:color="#ffc66d" style:font-name="DejaVu Sans Mono" fo:font-size="9pt"/>
    </style:style>
    <style:style style:name="T11" style:family="text">
      <style:text-properties fo:color="#9876aa" style:font-name="DejaVu Sans Mono" fo:font-size="9pt"/>
    </style:style>
    <style:style style:name="T12" style:family="text">
      <style:text-properties fo:color="#9876aa" style:font-name="DejaVu Sans Mono" fo:font-size="9pt" fo:font-style="italic"/>
    </style:style>
    <style:style style:name="T13" style:family="text">
      <style:text-properties fo:color="#6a8759" style:font-name="DejaVu Sans Mono" fo:font-size="9pt"/>
    </style:style>
    <style:style style:name="T14" style:family="text">
      <style:text-properties fo:color="#a9b7c6" style:font-name="DejaVu Sans Mono" fo:font-size="9pt"/>
    </style:style>
    <style:style style:name="T15" style:family="text">
      <style:text-properties fo:color="#a9b7c6" style:font-name="DejaVu Sans Mono" fo:font-size="9pt" fo:font-weight="normal" style:font-weight-asian="normal" style:font-weight-complex="normal"/>
    </style:style>
    <style:style style:name="T16" style:family="text">
      <style:text-properties fo:color="#6897bb" style:font-name="DejaVu Sans Mono" fo:font-size="9pt"/>
    </style:style>
    <style:style style:name="T17" style:family="text">
      <style:text-properties fo:color="#808080"/>
    </style:style>
    <style:style style:name="T18" style:family="text">
      <style:text-properties fo:color="#808080" style:font-name="DejaVu Sans Mono" fo:font-size="9pt"/>
    </style:style>
    <style:style style:name="T19" style:family="text">
      <style:text-properties fo:color="#b389c5" style:font-name="DejaVu Sans Mono" fo:font-size="9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Assignment-3(Multithreading)</text:span></text:p>
      <text:list xml:id="list506290513" text:style-name="L2">
        <text:list-header>
          <text:p text:style-name="P2"><text:span text:style-name="T1"/></text:p>
        </text:list-header>
        <text:list-item>
          <text:p text:style-name="P2"><text:span text:style-name="T2"><text:s text:c="5"/>Create and Run a Thread using Runnable Interface and Thread class. </text:span></text:p>
        </text:list-item>
      </text:list>
      <text:p text:style-name="Text_20_body"><text:span text:style-name="T5">import </text:span><text:span text:style-name="T15">java.io.*</text:span><text:span text:style-name="T5">;</text:span></text:p>
      <text:p text:style-name="P7"><text:span text:style-name="T3">class </text:span>RunnableDemo <text:span text:style-name="T3">implements </text:span>Runnable</text:p>
      <text:p text:style-name="P7">{</text:p>
      <text:p text:style-name="P8"><text:s text:c="4"/><text:span text:style-name="T9">@Override</text:span></text:p>
      <text:p text:style-name="P8"><text:span text:style-name="T8"><text:s text:c="4"/></text:span><text:span text:style-name="T4">public void </text:span><text:span text:style-name="T10">run</text:span><text:span text:style-name="T6">() {</text:span></text:p>
      <text:p text:style-name="P8"><text:s text:c="8"/><text:span text:style-name="T6">System.</text:span><text:span text:style-name="T12">out</text:span><text:span text:style-name="T6">.println(</text:span><text:span text:style-name="T13">"Running Thread using Runnable Interface"</text:span><text:span text:style-name="T6">)</text:span><text:span text:style-name="T4">;</text:span></text:p>
      <text:p text:style-name="P8"><text:span text:style-name="T3"><text:s text:c="4"/></text:span><text:span text:style-name="T6">}</text:span></text:p>
      <text:p text:style-name="P7">}</text:p>
      <text:p text:style-name="P7"><text:span text:style-name="T3">class </text:span>ThreadDemo <text:span text:style-name="T3">extends </text:span>Thread{</text:p>
      <text:p text:style-name="P8"><text:s text:c="4"/><text:span text:style-name="T9">@Override</text:span></text:p>
      <text:p text:style-name="P8"><text:span text:style-name="T8"><text:s text:c="4"/></text:span><text:span text:style-name="T4">public void </text:span><text:span text:style-name="T10">run</text:span><text:span text:style-name="T6">() {</text:span></text:p>
      <text:p text:style-name="P8"><text:s text:c="8"/><text:span text:style-name="T6">System.</text:span><text:span text:style-name="T12">out</text:span><text:span text:style-name="T6">.println(</text:span><text:span text:style-name="T13">"Running Thread using Thread Class "</text:span><text:span text:style-name="T6">)</text:span><text:span text:style-name="T4">;</text:span></text:p>
      <text:p text:style-name="P8"><text:span text:style-name="T3"><text:s text:c="4"/></text:span><text:span text:style-name="T6">}</text:span></text:p>
      <text:p text:style-name="P7">}</text:p>
      <text:p text:style-name="P7"><text:span text:style-name="T3">public class </text:span>CreateThread</text:p>
      <text:p text:style-name="P7">{</text:p>
      <text:p text:style-name="P8"><text:s text:c="4"/><text:span text:style-name="T4">public static void </text:span><text:span text:style-name="T10">main</text:span><text:span text:style-name="T6">(String[] args) {</text:span></text:p>
      <text:p text:style-name="P8"><text:s text:c="8"/><text:span text:style-name="T4">new </text:span><text:span text:style-name="T6">Thread(</text:span><text:span text:style-name="T4">new </text:span><text:span text:style-name="T6">RunnableDemo()).start()</text:span><text:span text:style-name="T4">;</text:span></text:p>
      <text:p text:style-name="P8"><text:span text:style-name="T3"><text:s text:c="8"/></text:span><text:span text:style-name="T4">new </text:span><text:span text:style-name="T6">ThreadDemo().start()</text:span><text:span text:style-name="T4">;</text:span></text:p>
      <text:p text:style-name="P8"><text:span text:style-name="T3"><text:s text:c="4"/></text:span><text:span text:style-name="T6">}</text:span></text:p>
      <text:p text:style-name="P10">}</text:p>
      <text:p text:style-name="Text_20_body"><text:span text:style-name="T2"/></text:p>
      <text:list xml:id="list2064040304" text:style-name="L3">
        <text:list-item>
          <text:p text:style-name="P5">Use sleep and join methods with thread. </text:p>
        </text:list-item>
      </text:list>
      <text:p text:style-name="P4"><text:span text:style-name="T4">import </text:span><text:span text:style-name="T14">java.io.*</text:span><text:span text:style-name="T4">;</text:span></text:p>
      <text:p text:style-name="P7"><text:span text:style-name="T3">public class </text:span>SleepJoin {</text:p>
      <text:p text:style-name="P8"><text:s text:c="4"/><text:span text:style-name="T4">public static void </text:span><text:span text:style-name="T10">main</text:span><text:span text:style-name="T6">(String[] args) </text:span><text:span text:style-name="T4">throws </text:span><text:span text:style-name="T6">InterruptedException {</text:span></text:p>
      <text:p text:style-name="P8"><text:s text:c="8"/><text:span text:style-name="T6">Thread thread1=</text:span><text:span text:style-name="T4">new </text:span><text:span text:style-name="T6">Thread(</text:span><text:span text:style-name="T4">new </text:span><text:span text:style-name="T6">Runnable() {</text:span></text:p>
      <text:p text:style-name="P8"><text:s text:c="12"/><text:span text:style-name="T9">@Override</text:span></text:p>
      <text:p text:style-name="P8"><text:span text:style-name="T8"><text:s text:c="12"/></text:span><text:span text:style-name="T4">public void </text:span><text:span text:style-name="T10">run</text:span><text:span text:style-name="T6">() {</text:span></text:p>
      <text:p text:style-name="P8"><text:s text:c="16"/><text:span text:style-name="T4">try </text:span><text:span text:style-name="T6">{</text:span></text:p>
      <text:p text:style-name="P8"><text:s text:c="20"/><text:span text:style-name="T6">Thread.</text:span><text:span text:style-name="T7">sleep</text:span><text:span text:style-name="T6">(</text:span><text:span text:style-name="T16">1000L</text:span><text:span text:style-name="T6">)</text:span><text:span text:style-name="T4">;</text:span></text:p>
      <text:p text:style-name="P8"><text:span text:style-name="T3"><text:s text:c="20"/></text:span><text:span text:style-name="T6">System.</text:span><text:span text:style-name="T12">out</text:span><text:span text:style-name="T6">.println(</text:span><text:span text:style-name="T13">"1st Thread is Running"</text:span><text:span text:style-name="T6">)</text:span><text:span text:style-name="T4">;</text:span></text:p>
      <text:p text:style-name="P8"><text:span text:style-name="T3"><text:s text:c="16"/></text:span><text:span text:style-name="T6">} </text:span><text:span text:style-name="T4">catch </text:span><text:span text:style-name="T6">(InterruptedException e) {</text:span></text:p>
      <text:p text:style-name="P8"><text:s text:c="20"/><text:span text:style-name="T6">e.printStackTrace()</text:span><text:span text:style-name="T4">;</text:span></text:p>
      <text:p text:style-name="P8"><text:span text:style-name="T3"><text:s text:c="16"/></text:span><text:span text:style-name="T6">}</text:span></text:p>
      <text:p text:style-name="P8"><text:s text:c="12"/><text:span text:style-name="T6">}</text:span></text:p>
      <text:p text:style-name="P8"><text:s text:c="8"/><text:span text:style-name="T6">})</text:span><text:span text:style-name="T4">;</text:span></text:p>
      <text:p text:style-name="P8"><text:span text:style-name="T3"><text:s text:c="8"/></text:span><text:span text:style-name="T6">Thread thread2=</text:span><text:span text:style-name="T4">new </text:span><text:span text:style-name="T6">Thread(</text:span><text:span text:style-name="T4">new </text:span><text:span text:style-name="T6">Runnable() {</text:span></text:p>
      <text:p text:style-name="P8"><text:s text:c="12"/><text:span text:style-name="T9">@Override</text:span></text:p>
      <text:p text:style-name="P8"><text:span text:style-name="T8"><text:s text:c="12"/></text:span><text:span text:style-name="T4">public void </text:span><text:span text:style-name="T10">run</text:span><text:span text:style-name="T6">() {</text:span></text:p>
      <text:p text:style-name="P8"><text:s text:c="16"/><text:span text:style-name="T4">try </text:span><text:span text:style-name="T6">{</text:span></text:p>
      <text:p text:style-name="P8"><text:s text:c="20"/><text:span text:style-name="T6">Thread.</text:span><text:span text:style-name="T7">sleep</text:span><text:span text:style-name="T6">(</text:span><text:span text:style-name="T16">2000L</text:span><text:span text:style-name="T6">)</text:span><text:span text:style-name="T4">;</text:span></text:p>
      <text:p text:style-name="P8"><text:span text:style-name="T3"><text:s text:c="20"/></text:span><text:span text:style-name="T6">System.</text:span><text:span text:style-name="T12">out</text:span><text:span text:style-name="T6">.println(</text:span><text:span text:style-name="T13">"2nd Thread is Running"</text:span><text:span text:style-name="T6">)</text:span><text:span text:style-name="T4">;</text:span></text:p>
      <text:p text:style-name="P8"><text:span text:style-name="T3"><text:s text:c="16"/></text:span><text:span text:style-name="T6">} </text:span><text:span text:style-name="T4">catch </text:span><text:span text:style-name="T6">(InterruptedException e) {</text:span></text:p>
      <text:p text:style-name="P8"><text:s text:c="20"/><text:span text:style-name="T6">e.printStackTrace()</text:span><text:span text:style-name="T4">;</text:span></text:p>
      <text:p text:style-name="P8"><text:span text:style-name="T3"><text:s text:c="16"/></text:span><text:span text:style-name="T6">}</text:span></text:p>
      <text:p text:style-name="P8"><text:s text:c="12"/><text:span text:style-name="T6">}</text:span></text:p>
      <text:p text:style-name="P8"><text:s text:c="8"/><text:span text:style-name="T6">})</text:span><text:span text:style-name="T4">;</text:span></text:p>
      <text:p text:style-name="P8"><text:span text:style-name="T3"><text:s text:c="8"/></text:span><text:span text:style-name="T6">thread1.start()</text:span><text:span text:style-name="T4">;</text:span></text:p>
      <text:p text:style-name="P8"><text:span text:style-name="T3"><text:s text:c="8"/></text:span><text:span text:style-name="T6">thread2.start()</text:span><text:span text:style-name="T4">;</text:span></text:p>
      <text:p text:style-name="P8"><text:span text:style-name="T3"><text:s text:c="8"/></text:span><text:span text:style-name="T6">thread1.join()</text:span><text:span text:style-name="T4">;</text:span></text:p>
      <text:p text:style-name="P8"><text:span text:style-name="T3"><text:s text:c="8"/></text:span><text:span text:style-name="T6">thread2.join()</text:span><text:span text:style-name="T4">;</text:span></text:p>
      <text:p text:style-name="P8"><text:span text:style-name="T3"><text:s text:c="4"/></text:span><text:span text:style-name="T6">}</text:span></text:p>
      <text:p text:style-name="P10">}</text:p>
      <text:p text:style-name="P4"/>
      <text:list xml:id="list104133563897985" text:continue-numbering="true" text:style-name="L3">
        <text:list-item>
          <text:p text:style-name="P5">Use a singleThreadExecutor to submit multiple threads. </text:p>
        </text:list-item>
      </text:list>
      <text:p text:style-name="P4"/>
      <text:list xml:id="list104133906558214" text:continue-numbering="true" text:style-name="L3">
        <text:list-header>
          <text:p text:style-name="P11"><text:soft-page-break/><text:span text:style-name="T3">import </text:span>java.io.*<text:span text:style-name="T3">;</text:span></text:p>
        </text:list-header>
      </text:list>
      <text:p text:style-name="P7"><text:span text:style-name="T3">import </text:span>java.util.concurrent.Executor<text:span text:style-name="T3">;</text:span></text:p>
      <text:p text:style-name="P7"><text:span text:style-name="T3">import </text:span>java.util.concurrent.ExecutorService<text:span text:style-name="T3">;</text:span></text:p>
      <text:p text:style-name="P7"><text:span text:style-name="T3">import </text:span>java.util.concurrent.Executors<text:span text:style-name="T3">;</text:span></text:p>
      <text:p text:style-name="P7"><text:span text:style-name="T3">public class </text:span>SingleExecutorServiceDemo</text:p>
      <text:p text:style-name="P7">{</text:p>
      <text:p text:style-name="P8"><text:s text:c="4"/><text:span text:style-name="T4">public static void </text:span><text:span text:style-name="T10">main</text:span><text:span text:style-name="T6">(String[] args) {</text:span></text:p>
      <text:p text:style-name="P8"><text:s text:c="8"/><text:span text:style-name="T6">ExecutorService executorService= Executors.</text:span><text:span text:style-name="T7">newSingleThreadExecutor</text:span><text:span text:style-name="T6">()</text:span><text:span text:style-name="T4">;</text:span></text:p>
      <text:p text:style-name="P9"><text:s text:c="8"/><text:span text:style-name="T6">try</text:span></text:p>
      <text:p text:style-name="P8"><text:span text:style-name="T3"><text:s text:c="8"/></text:span><text:span text:style-name="T6">{</text:span></text:p>
      <text:p text:style-name="P8"><text:s text:c="16"/><text:span text:style-name="T6">executorService.submit(</text:span><text:span text:style-name="T4">new </text:span><text:span text:style-name="T6">Runnable() {</text:span></text:p>
      <text:p text:style-name="P8"><text:s text:c="20"/><text:span text:style-name="T9">@Override</text:span></text:p>
      <text:p text:style-name="P8"><text:span text:style-name="T8"><text:s text:c="20"/></text:span><text:span text:style-name="T4">public void </text:span><text:span text:style-name="T10">run</text:span><text:span text:style-name="T6">() {</text:span></text:p>
      <text:p text:style-name="P8"><text:s text:c="24"/><text:span text:style-name="T6">System.</text:span><text:span text:style-name="T12">out</text:span><text:span text:style-name="T6">.println(</text:span><text:span text:style-name="T13">"Thread1"</text:span><text:span text:style-name="T6">)</text:span><text:span text:style-name="T4">;</text:span></text:p>
      <text:p text:style-name="P8"><text:span text:style-name="T3"><text:s text:c="20"/></text:span><text:span text:style-name="T6">}</text:span></text:p>
      <text:p text:style-name="P8"><text:s text:c="16"/><text:span text:style-name="T6">})</text:span><text:span text:style-name="T4">;</text:span></text:p>
      <text:p text:style-name="P8"><text:span text:style-name="T3"><text:s text:c="12"/></text:span><text:span text:style-name="T6">executorService.submit(</text:span><text:span text:style-name="T4">new </text:span><text:span text:style-name="T6">Runnable() {</text:span></text:p>
      <text:p text:style-name="P8"><text:s text:c="16"/><text:span text:style-name="T9">@Override</text:span></text:p>
      <text:p text:style-name="P8"><text:span text:style-name="T8"><text:s text:c="16"/></text:span><text:span text:style-name="T4">public void </text:span><text:span text:style-name="T10">run</text:span><text:span text:style-name="T6">() {</text:span></text:p>
      <text:p text:style-name="P8"><text:s text:c="20"/><text:span text:style-name="T6">System.</text:span><text:span text:style-name="T12">out</text:span><text:span text:style-name="T6">.println(</text:span><text:span text:style-name="T13">"Thread2"</text:span><text:span text:style-name="T6">)</text:span><text:span text:style-name="T4">;</text:span></text:p>
      <text:p text:style-name="P8"><text:span text:style-name="T3"><text:s text:c="16"/></text:span><text:span text:style-name="T6">}</text:span></text:p>
      <text:p text:style-name="P8"><text:s text:c="12"/><text:span text:style-name="T6">})</text:span><text:span text:style-name="T4">;</text:span></text:p>
      <text:p text:style-name="P8"><text:span text:style-name="T3"><text:s text:c="12"/></text:span><text:span text:style-name="T6">executorService.submit(</text:span><text:span text:style-name="T4">new </text:span><text:span text:style-name="T6">Runnable() {</text:span></text:p>
      <text:p text:style-name="P8"><text:s text:c="16"/><text:span text:style-name="T9">@Override</text:span></text:p>
      <text:p text:style-name="P8"><text:span text:style-name="T8"><text:s text:c="16"/></text:span><text:span text:style-name="T4">public void </text:span><text:span text:style-name="T10">run</text:span><text:span text:style-name="T6">() {</text:span></text:p>
      <text:p text:style-name="P8"><text:s text:c="20"/><text:span text:style-name="T6">System.</text:span><text:span text:style-name="T12">out</text:span><text:span text:style-name="T6">.println(</text:span><text:span text:style-name="T13">"Thread3"</text:span><text:span text:style-name="T6">)</text:span><text:span text:style-name="T4">;</text:span></text:p>
      <text:p text:style-name="P8"><text:span text:style-name="T3"><text:s text:c="16"/></text:span><text:span text:style-name="T6">}</text:span></text:p>
      <text:p text:style-name="P8"><text:s text:c="12"/><text:span text:style-name="T6">})</text:span><text:span text:style-name="T4">;</text:span></text:p>
      <text:p text:style-name="P8"><text:span text:style-name="T3"><text:s text:c="8"/></text:span><text:span text:style-name="T6">}</text:span></text:p>
      <text:p text:style-name="P8"><text:s text:c="8"/><text:span text:style-name="T4">finally </text:span><text:span text:style-name="T6">{</text:span></text:p>
      <text:p text:style-name="P8"><text:s text:c="12"/><text:span text:style-name="T6">executorService.shutdown()</text:span><text:span text:style-name="T4">;</text:span></text:p>
      <text:p text:style-name="P8"><text:span text:style-name="T3"><text:s text:c="8"/></text:span><text:span text:style-name="T6">}</text:span></text:p>
      <text:p text:style-name="P8"><text:s text:c="8"/><text:span text:style-name="T6">System.</text:span><text:span text:style-name="T12">out</text:span><text:span text:style-name="T6">.println(</text:span><text:span text:style-name="T13">"End"</text:span><text:span text:style-name="T6">)</text:span><text:span text:style-name="T4">;</text:span></text:p>
      <text:p text:style-name="P8"><text:span text:style-name="T3"><text:s text:c="4"/></text:span><text:span text:style-name="T6">}</text:span></text:p>
      <text:p text:style-name="P10">}</text:p>
      <text:list xml:id="list104133625849906" text:continue-numbering="true" text:style-name="L3">
        <text:list-header>
          <text:p text:style-name="P5"/>
        </text:list-header>
        <text:list-item>
          <text:p text:style-name="P5">Try shutdown() and shutdownNow() and observe the difference. </text:p>
        </text:list-item>
      </text:list>
      <text:p text:style-name="P4"><text:tab/> </text:p>
      <text:p text:style-name="P4"><text:s text:c="11"/><text:span text:style-name="T4">import </text:span><text:span text:style-name="T14">java.util.concurrent.ExecutorService</text:span><text:span text:style-name="T4">;</text:span></text:p>
      <text:p text:style-name="P7"><text:span text:style-name="T3">import </text:span>java.util.concurrent.Executors<text:span text:style-name="T3">;</text:span></text:p>
      <text:p text:style-name="P7"><text:span text:style-name="T3">public class </text:span>SingleExecutorServiceDemo1 {</text:p>
      <text:p text:style-name="P8"><text:s text:c="4"/><text:span text:style-name="T4">public static void </text:span><text:span text:style-name="T10">main</text:span><text:span text:style-name="T6">(String[] args) {</text:span></text:p>
      <text:p text:style-name="P8"><text:s text:c="8"/><text:span text:style-name="T6">ExecutorService executor = Executors.</text:span><text:span text:style-name="T7">newSingleThreadExecutor</text:span><text:span text:style-name="T6">()</text:span><text:span text:style-name="T4">;</text:span></text:p>
      <text:p text:style-name="P8"><text:span text:style-name="T3"><text:s text:c="8"/></text:span><text:span text:style-name="T4">try </text:span><text:span text:style-name="T6">{</text:span></text:p>
      <text:p text:style-name="P8"><text:s text:c="12"/><text:span text:style-name="T6">executor.submit(</text:span><text:span text:style-name="T4">new </text:span><text:span text:style-name="T6">Runnable() {</text:span></text:p>
      <text:p text:style-name="P8"><text:s text:c="16"/><text:span text:style-name="T9">@Override</text:span></text:p>
      <text:p text:style-name="P8"><text:span text:style-name="T8"><text:s text:c="16"/></text:span><text:span text:style-name="T4">public void </text:span><text:span text:style-name="T10">run</text:span><text:span text:style-name="T6">() {</text:span></text:p>
      <text:p text:style-name="P8"><text:s text:c="20"/><text:span text:style-name="T6">System.</text:span><text:span text:style-name="T12">out</text:span><text:span text:style-name="T6">.println(</text:span><text:span text:style-name="T13">"ThreadNew1"</text:span><text:span text:style-name="T6">)</text:span><text:span text:style-name="T4">;</text:span></text:p>
      <text:p text:style-name="P8"><text:span text:style-name="T3"><text:s text:c="16"/></text:span><text:span text:style-name="T6">}</text:span></text:p>
      <text:p text:style-name="P8"><text:s text:c="12"/><text:span text:style-name="T6">})</text:span><text:span text:style-name="T4">;</text:span></text:p>
      <text:p text:style-name="P8"><text:span text:style-name="T3"><text:s text:c="12"/></text:span><text:span text:style-name="T6">executor.submit(</text:span><text:span text:style-name="T4">new </text:span><text:span text:style-name="T6">Runnable() {</text:span></text:p>
      <text:p text:style-name="P8"><text:s text:c="16"/><text:span text:style-name="T9">@Override</text:span></text:p>
      <text:p text:style-name="P8"><text:span text:style-name="T8"><text:s text:c="16"/></text:span><text:span text:style-name="T4">public void </text:span><text:span text:style-name="T10">run</text:span><text:span text:style-name="T6">() {</text:span></text:p>
      <text:p text:style-name="P8"><text:s text:c="20"/><text:span text:style-name="T6">System.</text:span><text:span text:style-name="T12">out</text:span><text:span text:style-name="T6">.println(</text:span><text:span text:style-name="T13">"ThreadNew2"</text:span><text:span text:style-name="T6">)</text:span><text:span text:style-name="T4">;</text:span></text:p>
      <text:p text:style-name="P8"><text:span text:style-name="T3"><text:s text:c="16"/></text:span><text:span text:style-name="T6">}</text:span></text:p>
      <text:p text:style-name="P8"><text:s text:c="12"/><text:span text:style-name="T6">})</text:span><text:span text:style-name="T4">;</text:span></text:p>
      <text:p text:style-name="P8"><text:span text:style-name="T3"><text:s text:c="8"/></text:span><text:span text:style-name="T6">} </text:span><text:span text:style-name="T4">finally </text:span><text:span text:style-name="T6">{</text:span></text:p>
      <text:p text:style-name="P8"><text:s text:c="12"/><text:span text:style-name="T6">executor.shutdown()</text:span><text:span text:style-name="T4">;</text:span></text:p>
      <text:p text:style-name="P8"><text:span text:style-name="T3"><text:s text:c="12"/></text:span><text:span text:style-name="T6">executor.shutdownNow()</text:span><text:span text:style-name="T4">;</text:span></text:p>
      <text:p text:style-name="P8"><text:span text:style-name="T3"><text:s text:c="8"/></text:span><text:span text:style-name="T6">}</text:span></text:p>
      <text:p text:style-name="P8"><text:s text:c="8"/><text:span text:style-name="T6">System.</text:span><text:span text:style-name="T12">out</text:span><text:span text:style-name="T6">.println(executor.isShutdown())</text:span><text:span text:style-name="T4">;</text:span></text:p>
      <text:p text:style-name="P8"><text:span text:style-name="T3"><text:s text:c="4"/></text:span><text:span text:style-name="T6">}</text:span></text:p>
      <text:p text:style-name="P10">}</text:p>
      <text:p text:style-name="P4"/>
      <text:list xml:id="list104134421106703" text:continue-numbering="true" text:style-name="L3">
        <text:list-item>
          <text:p text:style-name="P6"><text:soft-page-break/>Use isShutDown() and isTerminate() with ExecutorService.</text:p>
          <text:p text:style-name="P6"/>
          <text:p text:style-name="P12"><text:span text:style-name="T3">import </text:span>java.io.*<text:span text:style-name="T3">;</text:span></text:p>
        </text:list-item>
      </text:list>
      <text:p text:style-name="P7"><text:span text:style-name="T3">import </text:span>java.util.concurrent.ExecutorService<text:span text:style-name="T3">;</text:span></text:p>
      <text:p text:style-name="P7"><text:span text:style-name="T3">import </text:span>java.util.concurrent.Executors<text:span text:style-name="T3">;</text:span></text:p>
      <text:p text:style-name="P7"><text:span text:style-name="T3">public class </text:span>ShutdownTerminate {</text:p>
      <text:p text:style-name="P8"><text:s text:c="4"/><text:span text:style-name="T4">public static void </text:span><text:span text:style-name="T10">main</text:span><text:span text:style-name="T6">(String[] args) {</text:span></text:p>
      <text:p text:style-name="P8"><text:s text:c="8"/><text:span text:style-name="T6">ExecutorService service= Executors.</text:span><text:span text:style-name="T7">newSingleThreadExecutor</text:span><text:span text:style-name="T6">()</text:span><text:span text:style-name="T4">;</text:span></text:p>
      <text:p text:style-name="P8"><text:span text:style-name="T3"><text:s text:c="8"/></text:span><text:span text:style-name="T4">try </text:span><text:span text:style-name="T6">{</text:span></text:p>
      <text:p text:style-name="P8"><text:s text:c="12"/><text:span text:style-name="T6">service.submit(</text:span><text:span text:style-name="T4">new </text:span><text:span text:style-name="T6">Runnable() {</text:span></text:p>
      <text:p text:style-name="P8"><text:s text:c="16"/><text:span text:style-name="T9">@Override</text:span></text:p>
      <text:p text:style-name="P8"><text:span text:style-name="T8"><text:s text:c="16"/></text:span><text:span text:style-name="T4">public void </text:span><text:span text:style-name="T10">run</text:span><text:span text:style-name="T6">() {</text:span></text:p>
      <text:p text:style-name="P8"><text:s text:c="20"/><text:span text:style-name="T6">System.</text:span><text:span text:style-name="T12">out</text:span><text:span text:style-name="T6">.println(</text:span><text:span text:style-name="T13">"Thread1 Running"</text:span><text:span text:style-name="T6">)</text:span><text:span text:style-name="T4">;</text:span></text:p>
      <text:p text:style-name="P8"><text:span text:style-name="T3"><text:s text:c="16"/></text:span><text:span text:style-name="T6">}</text:span></text:p>
      <text:p text:style-name="P8"><text:s text:c="12"/><text:span text:style-name="T6">})</text:span><text:span text:style-name="T4">;</text:span></text:p>
      <text:p text:style-name="P8"><text:span text:style-name="T3"><text:s text:c="12"/></text:span><text:span text:style-name="T6">service.submit(</text:span><text:span text:style-name="T4">new </text:span><text:span text:style-name="T6">Runnable() {</text:span></text:p>
      <text:p text:style-name="P8"><text:s text:c="16"/><text:span text:style-name="T9">@Override</text:span></text:p>
      <text:p text:style-name="P8"><text:span text:style-name="T8"><text:s text:c="16"/></text:span><text:span text:style-name="T4">public void </text:span><text:span text:style-name="T10">run</text:span><text:span text:style-name="T6">() {</text:span></text:p>
      <text:p text:style-name="P8"><text:s text:c="20"/><text:span text:style-name="T6">System.</text:span><text:span text:style-name="T12">out</text:span><text:span text:style-name="T6">.println(</text:span><text:span text:style-name="T13">"Thread2 Running"</text:span><text:span text:style-name="T6">)</text:span><text:span text:style-name="T4">;</text:span></text:p>
      <text:p text:style-name="P8"><text:span text:style-name="T3"><text:s text:c="16"/></text:span><text:span text:style-name="T6">}</text:span></text:p>
      <text:p text:style-name="P8"><text:s text:c="12"/><text:span text:style-name="T6">})</text:span><text:span text:style-name="T4">;</text:span></text:p>
      <text:p text:style-name="P8"><text:span text:style-name="T3"><text:s text:c="12"/></text:span><text:span text:style-name="T6">service.submit(</text:span><text:span text:style-name="T4">new </text:span><text:span text:style-name="T6">Runnable() {</text:span></text:p>
      <text:p text:style-name="P8"><text:s text:c="16"/><text:span text:style-name="T9">@Override</text:span></text:p>
      <text:p text:style-name="P8"><text:span text:style-name="T8"><text:s text:c="16"/></text:span><text:span text:style-name="T4">public void </text:span><text:span text:style-name="T10">run</text:span><text:span text:style-name="T6">() {</text:span></text:p>
      <text:p text:style-name="P8"><text:s text:c="20"/><text:span text:style-name="T4">try </text:span><text:span text:style-name="T6">{</text:span></text:p>
      <text:p text:style-name="P8"><text:s text:c="24"/><text:span text:style-name="T6">Thread.</text:span><text:span text:style-name="T7">sleep</text:span><text:span text:style-name="T6">(</text:span><text:span text:style-name="T16">1000L</text:span><text:span text:style-name="T6">)</text:span><text:span text:style-name="T4">;</text:span></text:p>
      <text:p text:style-name="P8"><text:span text:style-name="T3"><text:s text:c="24"/></text:span><text:span text:style-name="T6">System.</text:span><text:span text:style-name="T12">out</text:span><text:span text:style-name="T6">.println(</text:span><text:span text:style-name="T13">"Thread3 Running"</text:span><text:span text:style-name="T6">)</text:span><text:span text:style-name="T4">;</text:span></text:p>
      <text:p text:style-name="P8"><text:span text:style-name="T3"><text:s text:c="20"/></text:span><text:span text:style-name="T6">} </text:span><text:span text:style-name="T4">catch </text:span><text:span text:style-name="T6">(InterruptedException e) {</text:span></text:p>
      <text:p text:style-name="P8"><text:s text:c="24"/><text:span text:style-name="T6">e.printStackTrace()</text:span><text:span text:style-name="T4">;</text:span></text:p>
      <text:p text:style-name="P8"><text:span text:style-name="T3"><text:s text:c="20"/></text:span><text:span text:style-name="T6">}</text:span></text:p>
      <text:p text:style-name="P8"><text:s text:c="16"/><text:span text:style-name="T6">}</text:span></text:p>
      <text:p text:style-name="P8"><text:s text:c="12"/><text:span text:style-name="T6">})</text:span><text:span text:style-name="T4">;</text:span></text:p>
      <text:p text:style-name="P8"><text:span text:style-name="T3"><text:s text:c="8"/></text:span><text:span text:style-name="T6">}</text:span></text:p>
      <text:p text:style-name="P8"><text:s text:c="8"/><text:span text:style-name="T4">finally </text:span><text:span text:style-name="T6">{</text:span></text:p>
      <text:p text:style-name="P8"><text:s text:c="12"/><text:span text:style-name="T6">service.shutdown()</text:span><text:span text:style-name="T4">;</text:span></text:p>
      <text:p text:style-name="P8"><text:span text:style-name="T3"><text:s text:c="8"/></text:span><text:span text:style-name="T6">}</text:span></text:p>
      <text:p text:style-name="P8"><text:s text:c="8"/><text:span text:style-name="T6">System.</text:span><text:span text:style-name="T12">out</text:span><text:span text:style-name="T6">.println(service.isShutdown())</text:span><text:span text:style-name="T4">;</text:span></text:p>
      <text:p text:style-name="P8"><text:span text:style-name="T3"><text:s text:c="8"/></text:span><text:span text:style-name="T6">System.</text:span><text:span text:style-name="T12">out</text:span><text:span text:style-name="T6">.println(service.isTerminated())</text:span><text:span text:style-name="T4">;</text:span></text:p>
      <text:p text:style-name="P8"><text:span text:style-name="T3"><text:s text:c="4"/></text:span><text:span text:style-name="T6">}</text:span></text:p>
      <text:p text:style-name="P10">}</text:p>
      <text:list xml:id="list104133979541911" text:continue-numbering="true" text:style-name="L3">
        <text:list-header>
          <text:p text:style-name="P6"><text:s/></text:p>
        </text:list-header>
        <text:list-item>
          <text:p text:style-name="P5">Return a Future from ExecutorService by using callable and use get(), isDone(), isCancelled() with the Future object to know the status of task submitted. </text:p>
        </text:list-item>
      </text:list>
      <text:p text:style-name="P4"/>
      <text:p text:style-name="P4"><text:tab/><text:span text:style-name="T4">import </text:span><text:span text:style-name="T14">java.io.*</text:span><text:span text:style-name="T4">;</text:span></text:p>
      <text:p text:style-name="P7"><text:span text:style-name="T3">import </text:span>java.util.concurrent.*<text:span text:style-name="T3">;</text:span></text:p>
      <text:p text:style-name="P7"><text:span text:style-name="T3">public class </text:span>FutureDemo</text:p>
      <text:p text:style-name="P7">{</text:p>
      <text:p text:style-name="P8"><text:s text:c="4"/><text:span text:style-name="T4">public static void </text:span><text:span text:style-name="T10">main</text:span><text:span text:style-name="T6">(String[] args) </text:span><text:span text:style-name="T4">throws </text:span><text:span text:style-name="T6">ExecutionException</text:span><text:span text:style-name="T4">, </text:span><text:span text:style-name="T6">InterruptedException {</text:span></text:p>
      <text:p text:style-name="P8"><text:s text:c="8"/><text:span text:style-name="T6">ExecutorService execute= Executors.</text:span><text:span text:style-name="T7">newSingleThreadExecutor</text:span><text:span text:style-name="T6">()</text:span><text:span text:style-name="T4">;</text:span></text:p>
      <text:p text:style-name="P8"><text:span text:style-name="T3"><text:s text:c="8"/></text:span><text:span text:style-name="T6">Future&lt;Integer&gt; integerFuture=execute.submit(</text:span><text:span text:style-name="T4">new </text:span><text:span text:style-name="T6">Callable&lt;Integer&gt;() {</text:span></text:p>
      <text:p text:style-name="P8"><text:s text:c="12"/><text:span text:style-name="T9">@Override</text:span></text:p>
      <text:p text:style-name="P8"><text:span text:style-name="T8"><text:s text:c="12"/></text:span><text:span text:style-name="T4">public </text:span><text:span text:style-name="T6">Integer </text:span><text:span text:style-name="T10">call</text:span><text:span text:style-name="T6">() </text:span><text:span text:style-name="T4">throws </text:span><text:span text:style-name="T6">Exception {</text:span></text:p>
      <text:p text:style-name="P8"><text:s text:c="16"/><text:span text:style-name="T4">return </text:span><text:span text:style-name="T16">2</text:span><text:span text:style-name="T4">;</text:span></text:p>
      <text:p text:style-name="P8"><text:span text:style-name="T3"><text:s text:c="12"/></text:span><text:span text:style-name="T6">}</text:span></text:p>
      <text:p text:style-name="P8"><text:s text:c="8"/><text:span text:style-name="T6">})</text:span><text:span text:style-name="T4">;</text:span></text:p>
      <text:p text:style-name="P8"><text:span text:style-name="T3"><text:s text:c="8"/></text:span><text:span text:style-name="T6">execute.shutdown()</text:span><text:span text:style-name="T4">;</text:span></text:p>
      <text:p text:style-name="P8"><text:span text:style-name="T3"><text:s text:c="8"/></text:span><text:span text:style-name="T4">if</text:span><text:span text:style-name="T6">(integerFuture.isDone())</text:span></text:p>
      <text:p text:style-name="P8"><text:s text:c="8"/><text:span text:style-name="T6">{</text:span></text:p>
      <text:p text:style-name="P8"><text:s text:c="12"/><text:span text:style-name="T6">System.</text:span><text:span text:style-name="T12">out</text:span><text:span text:style-name="T6">.println(integerFuture.get())</text:span><text:span text:style-name="T4">;</text:span></text:p>
      <text:p text:style-name="P8"><text:span text:style-name="T3"><text:s text:c="8"/></text:span><text:span text:style-name="T6">}</text:span></text:p>
      <text:p text:style-name="P8"><text:s text:c="8"/><text:span text:style-name="T4">if</text:span><text:span text:style-name="T6">(integerFuture.isCancelled())</text:span></text:p>
      <text:p text:style-name="P8"><text:s text:c="8"/><text:span text:style-name="T6">{</text:span></text:p>
      <text:p text:style-name="P8"><text:s text:c="12"/><text:span text:style-name="T6">System.</text:span><text:span text:style-name="T12">out</text:span><text:span text:style-name="T6">.println(</text:span><text:span text:style-name="T13">"The task has been cancelled"</text:span><text:span text:style-name="T6">)</text:span><text:span text:style-name="T4">;</text:span></text:p>
      <text:p text:style-name="P8"><text:soft-page-break/><text:span text:style-name="T3"><text:s text:c="8"/></text:span><text:span text:style-name="T6">}</text:span></text:p>
      <text:p text:style-name="P8"><text:s text:c="4"/><text:span text:style-name="T6">}</text:span></text:p>
      <text:p text:style-name="P10">}</text:p>
      <text:p text:style-name="P4"/>
      <text:list xml:id="list104133868899263" text:continue-numbering="true" text:style-name="L3">
        <text:list-item>
          <text:p text:style-name="P5">Submit List of tasks to ExecutorService and wait for the completion of all the tasks. </text:p>
        </text:list-item>
      </text:list>
      <text:p text:style-name="P4"><text:s text:c="8"/></text:p>
      <text:p text:style-name="P4"><text:s text:c="11"/><text:span text:style-name="T4">import </text:span><text:span text:style-name="T14">java.io.*</text:span><text:span text:style-name="T4">;</text:span></text:p>
      <text:p text:style-name="P7"><text:span text:style-name="T3">import </text:span>java.util.ArrayList<text:span text:style-name="T3">;</text:span></text:p>
      <text:p text:style-name="P7"><text:span text:style-name="T3">import </text:span>java.util.List<text:span text:style-name="T3">;</text:span></text:p>
      <text:p text:style-name="P7"><text:span text:style-name="T3">import </text:span>java.util.concurrent.*<text:span text:style-name="T3">;</text:span></text:p>
      <text:p text:style-name="P7"><text:span text:style-name="T3">public class </text:span>ListInvokeAll</text:p>
      <text:p text:style-name="P7">{</text:p>
      <text:p text:style-name="P8"><text:s text:c="4"/><text:span text:style-name="T4">public static void </text:span><text:span text:style-name="T10">main</text:span><text:span text:style-name="T6">(String[] args) </text:span><text:span text:style-name="T4">throws </text:span><text:span text:style-name="T6">InterruptedException {</text:span></text:p>
      <text:p text:style-name="P8"><text:s text:c="8"/><text:span text:style-name="T6">List&lt;Callable&lt;Integer&gt;&gt; runnablelist=</text:span><text:span text:style-name="T4">new </text:span><text:span text:style-name="T6">ArrayList&lt;&gt;()</text:span><text:span text:style-name="T4">;</text:span></text:p>
      <text:p text:style-name="P8"><text:span text:style-name="T3"><text:s text:c="8"/></text:span><text:span text:style-name="T6">runnablelist.add(</text:span><text:span text:style-name="T4">new </text:span><text:span text:style-name="T6">Callable&lt;Integer&gt;() {</text:span></text:p>
      <text:p text:style-name="P8"><text:s text:c="12"/><text:span text:style-name="T9">@Override</text:span></text:p>
      <text:p text:style-name="P8"><text:span text:style-name="T8"><text:s text:c="12"/></text:span><text:span text:style-name="T4">public </text:span><text:span text:style-name="T6">Integer </text:span><text:span text:style-name="T10">call</text:span><text:span text:style-name="T6">() </text:span><text:span text:style-name="T4">throws </text:span><text:span text:style-name="T6">Exception {</text:span></text:p>
      <text:p text:style-name="P8"><text:s text:c="16"/><text:span text:style-name="T4">return </text:span><text:span text:style-name="T16">2</text:span><text:span text:style-name="T4">;</text:span></text:p>
      <text:p text:style-name="P8"><text:span text:style-name="T3"><text:s text:c="12"/></text:span><text:span text:style-name="T6">}</text:span></text:p>
      <text:p text:style-name="P8"><text:s text:c="8"/><text:span text:style-name="T6">})</text:span><text:span text:style-name="T4">;</text:span></text:p>
      <text:p text:style-name="P8"><text:span text:style-name="T3"><text:s text:c="8"/></text:span><text:span text:style-name="T6">runnablelist.add(</text:span><text:span text:style-name="T4">new </text:span><text:span text:style-name="T6">Callable&lt;Integer&gt;() {</text:span></text:p>
      <text:p text:style-name="P8"><text:s text:c="12"/><text:span text:style-name="T9">@Override</text:span></text:p>
      <text:p text:style-name="P8"><text:span text:style-name="T8"><text:s text:c="12"/></text:span><text:span text:style-name="T4">public </text:span><text:span text:style-name="T6">Integer </text:span><text:span text:style-name="T10">call</text:span><text:span text:style-name="T6">() </text:span><text:span text:style-name="T4">throws </text:span><text:span text:style-name="T6">Exception {</text:span></text:p>
      <text:p text:style-name="P8"><text:s text:c="16"/><text:span text:style-name="T4">return </text:span><text:span text:style-name="T16">3</text:span><text:span text:style-name="T4">;</text:span></text:p>
      <text:p text:style-name="P8"><text:span text:style-name="T3"><text:s text:c="12"/></text:span><text:span text:style-name="T6">}</text:span></text:p>
      <text:p text:style-name="P8"><text:s text:c="8"/><text:span text:style-name="T6">})</text:span><text:span text:style-name="T4">;</text:span></text:p>
      <text:p text:style-name="P8"><text:span text:style-name="T3"><text:s text:c="8"/></text:span><text:span text:style-name="T6">runnablelist.add(</text:span><text:span text:style-name="T4">new </text:span><text:span text:style-name="T6">Callable&lt;Integer&gt;() {</text:span></text:p>
      <text:p text:style-name="P8"><text:s text:c="12"/><text:span text:style-name="T9">@Override</text:span></text:p>
      <text:p text:style-name="P8"><text:span text:style-name="T8"><text:s text:c="12"/></text:span><text:span text:style-name="T4">public </text:span><text:span text:style-name="T6">Integer </text:span><text:span text:style-name="T10">call</text:span><text:span text:style-name="T6">() </text:span><text:span text:style-name="T4">throws </text:span><text:span text:style-name="T6">Exception {</text:span></text:p>
      <text:p text:style-name="P8"><text:s text:c="16"/><text:span text:style-name="T4">return </text:span><text:span text:style-name="T16">4</text:span><text:span text:style-name="T4">;</text:span></text:p>
      <text:p text:style-name="P8"><text:span text:style-name="T3"><text:s text:c="12"/></text:span><text:span text:style-name="T6">}</text:span></text:p>
      <text:p text:style-name="P8"><text:s text:c="8"/><text:span text:style-name="T6">})</text:span><text:span text:style-name="T4">;</text:span></text:p>
      <text:p text:style-name="P8"><text:span text:style-name="T3"><text:s text:c="8"/></text:span><text:span text:style-name="T6">ExecutorService ex= Executors.</text:span><text:span text:style-name="T7">newSingleThreadExecutor</text:span><text:span text:style-name="T6">()</text:span><text:span text:style-name="T4">;</text:span></text:p>
      <text:p text:style-name="P8"><text:span text:style-name="T3"><text:s text:c="8"/></text:span><text:span text:style-name="T6">List&lt;Future&lt;Integer&gt;&gt; futureList=ex.invokeAll(runnablelist)</text:span><text:span text:style-name="T4">;</text:span></text:p>
      <text:p text:style-name="P8"><text:span text:style-name="T3"><text:s text:c="8"/></text:span><text:span text:style-name="T4">for </text:span><text:span text:style-name="T6">(Future&lt;Integer&gt; l:futureList)</text:span></text:p>
      <text:p text:style-name="P8"><text:s text:c="8"/><text:span text:style-name="T6">{</text:span></text:p>
      <text:p text:style-name="P8"><text:s text:c="12"/><text:span text:style-name="T4">if</text:span><text:span text:style-name="T6">(l.isDone())</text:span></text:p>
      <text:p text:style-name="P8"><text:s text:c="12"/><text:span text:style-name="T6">{</text:span></text:p>
      <text:p text:style-name="P8"><text:s text:c="16"/><text:span text:style-name="T4">try </text:span><text:span text:style-name="T6">{</text:span></text:p>
      <text:p text:style-name="P8"><text:s text:c="20"/><text:span text:style-name="T6">System.</text:span><text:span text:style-name="T12">out</text:span><text:span text:style-name="T6">.println(l.get())</text:span><text:span text:style-name="T4">;</text:span></text:p>
      <text:p text:style-name="P8"><text:span text:style-name="T3"><text:s text:c="16"/></text:span><text:span text:style-name="T6">}</text:span></text:p>
      <text:p text:style-name="P8"><text:s text:c="16"/><text:span text:style-name="T4">catch </text:span><text:span text:style-name="T6">(InterruptedException e1)</text:span></text:p>
      <text:p text:style-name="P8"><text:s text:c="16"/><text:span text:style-name="T6">{</text:span></text:p>
      <text:p text:style-name="P8"><text:s text:c="16"/><text:span text:style-name="T6">}</text:span></text:p>
      <text:p text:style-name="P8"><text:s text:c="16"/><text:span text:style-name="T4">catch </text:span><text:span text:style-name="T6">(ExecutionException e1)</text:span></text:p>
      <text:p text:style-name="P8"><text:s text:c="16"/><text:span text:style-name="T6">{</text:span></text:p>
      <text:p text:style-name="P8"><text:s text:c="16"/><text:span text:style-name="T6">}</text:span></text:p>
      <text:p text:style-name="P8"><text:s text:c="12"/><text:span text:style-name="T6">}</text:span></text:p>
      <text:p text:style-name="P8"><text:s text:c="8"/><text:span text:style-name="T6">}</text:span></text:p>
      <text:p text:style-name="P8"><text:s text:c="4"/><text:span text:style-name="T6">}</text:span></text:p>
      <text:p text:style-name="P10">}</text:p>
      <text:p text:style-name="P4"/>
      <text:list xml:id="list104133392064281" text:continue-numbering="true" text:style-name="L3">
        <text:list-item>
          <text:p text:style-name="P5">Schedule task using schedule(), scheduleAtFixedRate() and scheduleAtFixedDelay().</text:p>
        </text:list-item>
      </text:list>
      <text:p text:style-name="P4"/>
      <text:p text:style-name="P4"><text:s text:c="13"/><text:span text:style-name="T4">import </text:span><text:span text:style-name="T14">java.io.*</text:span><text:span text:style-name="T4">;</text:span></text:p>
      <text:p text:style-name="P7"><text:span text:style-name="T3">import </text:span>java.util.concurrent.*<text:span text:style-name="T3">;</text:span></text:p>
      <text:p text:style-name="P7"><text:span text:style-name="T3">public class </text:span>TaskSchedule</text:p>
      <text:p text:style-name="P7">{</text:p>
      <text:p text:style-name="P8"><text:s text:c="4"/><text:span text:style-name="T4">public static void </text:span><text:span text:style-name="T10">main</text:span><text:span text:style-name="T6">(String[] args) </text:span><text:span text:style-name="T4">throws </text:span><text:span text:style-name="T6">ExecutionException</text:span><text:span text:style-name="T4">,</text:span><text:span text:style-name="T6">InterruptedException</text:span></text:p>
      <text:p text:style-name="P8"><text:s text:c="4"/><text:span text:style-name="T6">{</text:span></text:p>
      <text:p text:style-name="P8"><text:s text:c="8"/><text:span text:style-name="T6">ScheduledExecutorService service= Executors.</text:span><text:span text:style-name="T7">newSingleThreadScheduledExecutor</text:span><text:span text:style-name="T6">()</text:span><text:span text:style-name="T4">;</text:span></text:p>
      <text:p text:style-name="P8"><text:span text:style-name="T3"><text:s text:c="8"/></text:span><text:span text:style-name="T6">service.schedule(</text:span><text:span text:style-name="T4">new </text:span><text:span text:style-name="T6">Runnable() {</text:span></text:p>
      <text:p text:style-name="P8"><text:soft-page-break/><text:s text:c="12"/><text:span text:style-name="T9">@Override</text:span></text:p>
      <text:p text:style-name="P8"><text:span text:style-name="T8"><text:s text:c="12"/></text:span><text:span text:style-name="T4">public void </text:span><text:span text:style-name="T10">run</text:span><text:span text:style-name="T6">() {</text:span></text:p>
      <text:p text:style-name="P8"><text:s text:c="16"/><text:span text:style-name="T6">System.</text:span><text:span text:style-name="T12">out</text:span><text:span text:style-name="T6">.println(</text:span><text:span text:style-name="T13">"task executed after 1 second"</text:span><text:span text:style-name="T6">)</text:span><text:span text:style-name="T4">;</text:span></text:p>
      <text:p text:style-name="P8"><text:span text:style-name="T3"><text:s text:c="12"/></text:span><text:span text:style-name="T6">}</text:span></text:p>
      <text:p text:style-name="P8"><text:s text:c="8"/><text:span text:style-name="T6">}</text:span><text:span text:style-name="T4">,</text:span></text:p>
      <text:p text:style-name="P8"><text:span text:style-name="T3"><text:s text:c="8"/></text:span><text:span text:style-name="T16">4</text:span><text:span text:style-name="T4">, </text:span><text:span text:style-name="T6">TimeUnit.</text:span><text:span text:style-name="T12">SECONDS</text:span><text:span text:style-name="T6">)</text:span><text:span text:style-name="T4">;</text:span></text:p>
      <text:p text:style-name="P8"><text:span text:style-name="T3"><text:s text:c="8"/></text:span><text:span text:style-name="T6">service.scheduleAtFixedRate(</text:span><text:span text:style-name="T4">new </text:span><text:span text:style-name="T6">Runnable() {</text:span></text:p>
      <text:p text:style-name="P8"><text:s text:c="40"/><text:span text:style-name="T9">@Override</text:span></text:p>
      <text:p text:style-name="P8"><text:span text:style-name="T8"><text:s text:c="40"/></text:span><text:span text:style-name="T4">public void </text:span><text:span text:style-name="T10">run</text:span><text:span text:style-name="T6">() {</text:span></text:p>
      <text:p text:style-name="P8"><text:s text:c="44"/><text:span text:style-name="T4">try </text:span><text:span text:style-name="T6">{</text:span></text:p>
      <text:p text:style-name="P8"><text:s text:c="48"/><text:span text:style-name="T6">Thread.</text:span><text:span text:style-name="T7">sleep</text:span><text:span text:style-name="T6">(</text:span><text:span text:style-name="T16">2000L</text:span><text:span text:style-name="T6">)</text:span><text:span text:style-name="T4">;</text:span></text:p>
      <text:p text:style-name="P8"><text:span text:style-name="T3"><text:s text:c="48"/></text:span><text:span text:style-name="T6">System.</text:span><text:span text:style-name="T12">out</text:span><text:span text:style-name="T6">.println(</text:span><text:span text:style-name="T13">"ScheduledAtFixedRate"</text:span><text:span text:style-name="T6">)</text:span><text:span text:style-name="T4">;</text:span></text:p>
      <text:p text:style-name="P8"><text:span text:style-name="T3"><text:s text:c="44"/></text:span><text:span text:style-name="T6">}</text:span></text:p>
      <text:p text:style-name="P8"><text:s text:c="44"/><text:span text:style-name="T4">catch </text:span><text:span text:style-name="T6">(InterruptedException e)</text:span></text:p>
      <text:p text:style-name="P8"><text:s text:c="44"/><text:span text:style-name="T6">{</text:span></text:p>
      <text:p text:style-name="P8"><text:s text:c="48"/><text:span text:style-name="T6">e.printStackTrace()</text:span><text:span text:style-name="T4">;</text:span></text:p>
      <text:p text:style-name="P8"><text:span text:style-name="T3"><text:s text:c="44"/></text:span><text:span text:style-name="T6">}</text:span></text:p>
      <text:p text:style-name="P8"><text:s text:c="40"/><text:span text:style-name="T6">}</text:span></text:p>
      <text:p text:style-name="P8"><text:s text:c="36"/><text:span text:style-name="T6">}</text:span><text:span text:style-name="T4">,</text:span></text:p>
      <text:p text:style-name="P8"><text:span text:style-name="T3"><text:s text:c="16"/></text:span><text:span text:style-name="T16">0</text:span><text:span text:style-name="T4">,</text:span><text:span text:style-name="T16">2</text:span><text:span text:style-name="T4">,</text:span><text:span text:style-name="T6">TimeUnit.</text:span><text:span text:style-name="T12">SECONDS</text:span><text:span text:style-name="T6">)</text:span><text:span text:style-name="T4">;</text:span></text:p>
      <text:p text:style-name="P8"><text:span text:style-name="T3"><text:s text:c="8"/></text:span><text:span text:style-name="T6">service.scheduleWithFixedDelay(</text:span><text:span text:style-name="T4">new </text:span><text:span text:style-name="T6">Runnable() {</text:span></text:p>
      <text:p text:style-name="P8"><text:s text:c="12"/><text:span text:style-name="T9">@Override</text:span></text:p>
      <text:p text:style-name="P8"><text:span text:style-name="T8"><text:s text:c="12"/></text:span><text:span text:style-name="T4">public void </text:span><text:span text:style-name="T10">run</text:span><text:span text:style-name="T6">() {</text:span></text:p>
      <text:p text:style-name="P8"><text:s text:c="16"/><text:span text:style-name="T4">try </text:span><text:span text:style-name="T6">{</text:span></text:p>
      <text:p text:style-name="P8"><text:s text:c="20"/><text:span text:style-name="T6">Thread.</text:span><text:span text:style-name="T7">sleep</text:span><text:span text:style-name="T6">(</text:span><text:span text:style-name="T16">2000L</text:span><text:span text:style-name="T6">)</text:span><text:span text:style-name="T4">;</text:span></text:p>
      <text:p text:style-name="P8"><text:span text:style-name="T3"><text:s text:c="20"/></text:span><text:span text:style-name="T6">System.</text:span><text:span text:style-name="T12">out</text:span><text:span text:style-name="T6">.println(</text:span><text:span text:style-name="T13">"ScheduledWithFixedDelay"</text:span><text:span text:style-name="T6">)</text:span><text:span text:style-name="T4">;</text:span></text:p>
      <text:p text:style-name="P8"><text:span text:style-name="T3"><text:s text:c="16"/></text:span><text:span text:style-name="T6">}</text:span></text:p>
      <text:p text:style-name="P8"><text:s text:c="16"/><text:span text:style-name="T4">catch </text:span><text:span text:style-name="T6">(InterruptedException e)</text:span></text:p>
      <text:p text:style-name="P8"><text:s text:c="16"/><text:span text:style-name="T6">{</text:span></text:p>
      <text:p text:style-name="P8"><text:s text:c="20"/><text:span text:style-name="T6">e.printStackTrace()</text:span><text:span text:style-name="T4">;</text:span></text:p>
      <text:p text:style-name="P8"><text:span text:style-name="T3"><text:s text:c="16"/></text:span><text:span text:style-name="T6">}</text:span></text:p>
      <text:p text:style-name="P8"><text:s text:c="12"/><text:span text:style-name="T6">}</text:span></text:p>
      <text:p text:style-name="P8"><text:s text:c="8"/><text:span text:style-name="T6">}</text:span><text:span text:style-name="T4">,</text:span></text:p>
      <text:p text:style-name="P8"><text:span text:style-name="T3"><text:s text:c="8"/></text:span><text:span text:style-name="T16">0</text:span><text:span text:style-name="T4">,</text:span><text:span text:style-name="T16">1</text:span><text:span text:style-name="T4">,</text:span><text:span text:style-name="T6">TimeUnit.</text:span><text:span text:style-name="T12">SECONDS</text:span><text:span text:style-name="T6">)</text:span><text:span text:style-name="T4">;</text:span></text:p>
      <text:p text:style-name="P8"><text:span text:style-name="T3"><text:s text:c="8"/></text:span><text:span text:style-name="T6">service.shutdown()</text:span><text:span text:style-name="T4">;</text:span></text:p>
      <text:p text:style-name="P8"><text:span text:style-name="T3"><text:s text:c="4"/></text:span><text:span text:style-name="T6">}</text:span></text:p>
      <text:p text:style-name="P10">}</text:p>
      <text:p text:style-name="P4"/>
      <text:list xml:id="list104133734421746" text:continue-numbering="true" text:style-name="L3">
        <text:list-item>
          <text:p text:style-name="P5">Increase concurrency with Thread pools using newCachedThreadPool() and newFixedThreadPool(). </text:p>
        </text:list-item>
      </text:list>
      <text:p text:style-name="P4"/>
      <text:p text:style-name="P4"><text:tab/><text:span text:style-name="T4">import </text:span><text:span text:style-name="T14">java.util.Random</text:span><text:span text:style-name="T4">;</text:span></text:p>
      <text:p text:style-name="P7"><text:span text:style-name="T3">import </text:span>java.util.concurrent.ExecutorService<text:span text:style-name="T3">;</text:span></text:p>
      <text:p text:style-name="P7"><text:span text:style-name="T3">import </text:span>java.util.concurrent.Executors<text:span text:style-name="T3">;</text:span></text:p>
      <text:p text:style-name="P7"><text:span text:style-name="T3">class </text:span>Process <text:span text:style-name="T3">implements </text:span>Runnable{</text:p>
      <text:p text:style-name="P8"><text:s text:c="4"/><text:span text:style-name="T4">int </text:span><text:span text:style-name="T11">id</text:span><text:span text:style-name="T4">;</text:span></text:p>
      <text:p text:style-name="P8"><text:span text:style-name="T3"><text:s text:c="4"/></text:span><text:span text:style-name="T4">public </text:span><text:span text:style-name="T10">Process</text:span><text:span text:style-name="T6">(</text:span><text:span text:style-name="T4">int </text:span><text:span text:style-name="T6">id) {</text:span></text:p>
      <text:p text:style-name="P8"><text:s text:c="8"/><text:span text:style-name="T4">this</text:span><text:span text:style-name="T6">.</text:span><text:span text:style-name="T11">id </text:span><text:span text:style-name="T6">= id</text:span><text:span text:style-name="T4">;</text:span></text:p>
      <text:p text:style-name="P8"><text:span text:style-name="T3"><text:s text:c="4"/></text:span><text:span text:style-name="T6">}</text:span></text:p>
      <text:p text:style-name="P8"><text:s text:c="4"/><text:span text:style-name="T9">@Override</text:span></text:p>
      <text:p text:style-name="P8"><text:span text:style-name="T8"><text:s text:c="4"/></text:span><text:span text:style-name="T4">public void </text:span><text:span text:style-name="T10">run</text:span><text:span text:style-name="T6">() {</text:span></text:p>
      <text:p text:style-name="P8"><text:s text:c="8"/><text:span text:style-name="T6">System.</text:span><text:span text:style-name="T12">out</text:span><text:span text:style-name="T6">.println(</text:span><text:span text:style-name="T13">"Thread name::"</text:span><text:span text:style-name="T6">+Thread.</text:span><text:span text:style-name="T7">currentThread</text:span><text:span text:style-name="T6">().getName()+</text:span><text:span text:style-name="T13">" Start :"</text:span><text:span text:style-name="T6">+</text:span><text:span text:style-name="T11">id</text:span><text:span text:style-name="T6">)</text:span><text:span text:style-name="T4">;</text:span></text:p>
      <text:p text:style-name="P8"><text:span text:style-name="T3"><text:s text:c="8"/></text:span><text:span text:style-name="T4">try </text:span><text:span text:style-name="T6">{</text:span></text:p>
      <text:p text:style-name="P8"><text:s text:c="12"/><text:span text:style-name="T6">Thread.</text:span><text:span text:style-name="T7">sleep</text:span><text:span text:style-name="T6">(</text:span><text:span text:style-name="T16">2000L</text:span><text:span text:style-name="T6">)</text:span><text:span text:style-name="T4">;</text:span></text:p>
      <text:p text:style-name="P8"><text:span text:style-name="T3"><text:s text:c="8"/></text:span><text:span text:style-name="T6">} </text:span><text:span text:style-name="T4">catch </text:span><text:span text:style-name="T6">(InterruptedException e) {</text:span></text:p>
      <text:p text:style-name="P8"><text:s text:c="12"/><text:span text:style-name="T6">e.printStackTrace()</text:span><text:span text:style-name="T4">;</text:span></text:p>
      <text:p text:style-name="P8"><text:span text:style-name="T3"><text:s text:c="8"/></text:span><text:span text:style-name="T6">}</text:span></text:p>
      <text:p text:style-name="P8"><text:s text:c="8"/><text:span text:style-name="T6">System.</text:span><text:span text:style-name="T12">out</text:span><text:span text:style-name="T6">.println(</text:span><text:span text:style-name="T13">"Thread name::"</text:span><text:span text:style-name="T6">+Thread.</text:span><text:span text:style-name="T7">currentThread</text:span><text:span text:style-name="T6">().getName()+</text:span><text:span text:style-name="T13">" End :"</text:span><text:span text:style-name="T6">+</text:span><text:span text:style-name="T11">id</text:span><text:span text:style-name="T6">)</text:span><text:span text:style-name="T4">;</text:span></text:p>
      <text:p text:style-name="P8"><text:span text:style-name="T3"><text:s text:c="4"/></text:span><text:span text:style-name="T6">}</text:span></text:p>
      <text:p text:style-name="P7">}</text:p>
      <text:p text:style-name="P8"><text:s/><text:span text:style-name="T4">class </text:span><text:span text:style-name="T6">ExecuterServiceDemo3 {</text:span></text:p>
      <text:p text:style-name="P8"><text:s text:c="4"/><text:span text:style-name="T4">public static void </text:span><text:span text:style-name="T10">main</text:span><text:span text:style-name="T6">(String[] args) {</text:span></text:p>
      <text:p text:style-name="P8"><text:s text:c="5"/><text:span text:style-name="T6">ExecutorService executorService= Executors.</text:span><text:span text:style-name="T7">newFixedThreadPool</text:span><text:span text:style-name="T6">(</text:span><text:span text:style-name="T16">3</text:span><text:span text:style-name="T6">)</text:span><text:span text:style-name="T4">;</text:span></text:p>
      <text:p text:style-name="P8"><text:soft-page-break/><text:span text:style-name="T3"><text:s text:c="8"/></text:span><text:span text:style-name="T18">//ExecutorService executorService= Executors.newCachedThreadPool();</text:span></text:p>
      <text:p text:style-name="P8"><text:span text:style-name="T17"><text:s text:c="8"/></text:span><text:span text:style-name="T4">for </text:span><text:span text:style-name="T6">(</text:span><text:span text:style-name="T4">int </text:span><text:span text:style-name="T6">i = </text:span><text:span text:style-name="T16">0</text:span><text:span text:style-name="T4">; </text:span><text:span text:style-name="T6">i &lt;= </text:span><text:span text:style-name="T16">30</text:span><text:span text:style-name="T4">; </text:span><text:span text:style-name="T6">i++) {</text:span></text:p>
      <text:p text:style-name="P8"><text:s text:c="12"/><text:span text:style-name="T6">executorService.submit(</text:span><text:span text:style-name="T4">new </text:span><text:span text:style-name="T6">Process(i))</text:span><text:span text:style-name="T4">;</text:span></text:p>
      <text:p text:style-name="P8"><text:span text:style-name="T3"><text:s text:c="8"/></text:span><text:span text:style-name="T6">}</text:span></text:p>
      <text:p text:style-name="P8"><text:s text:c="8"/><text:span text:style-name="T6">executorService.shutdown()</text:span><text:span text:style-name="T4">;</text:span></text:p>
      <text:p text:style-name="P8"><text:span text:style-name="T3"><text:s text:c="4"/></text:span><text:span text:style-name="T6">}</text:span></text:p>
      <text:p text:style-name="P10">}</text:p>
      <text:p text:style-name="P4"/>
      <text:list xml:id="list104133449067774" text:continue-numbering="true" text:style-name="L3">
        <text:list-item>
          <text:p text:style-name="P5">Use Synchronize method to enable synchronization between multiple threads trying to access method at same time. </text:p>
        </text:list-item>
      </text:list>
      <text:p text:style-name="P4"><text:tab/></text:p>
      <text:p text:style-name="P4"><text:tab/><text:span text:style-name="T4">public class </text:span><text:span text:style-name="T14">SynchronizeMethod {</text:span></text:p>
      <text:p text:style-name="P8"><text:s text:c="4"/><text:span text:style-name="T4">int </text:span><text:span text:style-name="T11">count</text:span><text:span text:style-name="T4">;</text:span></text:p>
      <text:p text:style-name="P8"><text:span text:style-name="T3"><text:s text:c="4"/></text:span><text:span text:style-name="T4">synchronized public void </text:span><text:span text:style-name="T10">incrementCount</text:span><text:span text:style-name="T6">()</text:span></text:p>
      <text:p text:style-name="P8"><text:s text:c="4"/><text:span text:style-name="T6">{</text:span></text:p>
      <text:p text:style-name="P8"><text:s text:c="8"/><text:span text:style-name="T11">count</text:span><text:span text:style-name="T6">++</text:span><text:span text:style-name="T4">;</text:span></text:p>
      <text:p text:style-name="P8"><text:span text:style-name="T3"><text:s text:c="4"/></text:span><text:span text:style-name="T6">}</text:span></text:p>
      <text:p text:style-name="P8"><text:s text:c="4"/><text:span text:style-name="T4">public void </text:span><text:span text:style-name="T10">worker1</text:span><text:span text:style-name="T6">()</text:span></text:p>
      <text:p text:style-name="P8"><text:s text:c="4"/><text:span text:style-name="T6">{</text:span></text:p>
      <text:p text:style-name="P8"><text:s text:c="8"/><text:span text:style-name="T4">for</text:span><text:span text:style-name="T6">(</text:span><text:span text:style-name="T4">int </text:span><text:span text:style-name="T6">i=</text:span><text:span text:style-name="T16">1</text:span><text:span text:style-name="T4">;</text:span><text:span text:style-name="T6">i&lt;=</text:span><text:span text:style-name="T16">1000</text:span><text:span text:style-name="T4">;</text:span><text:span text:style-name="T6">i++)</text:span></text:p>
      <text:p text:style-name="P8"><text:s text:c="12"/><text:span text:style-name="T6">incrementCount()</text:span><text:span text:style-name="T4">;</text:span></text:p>
      <text:p text:style-name="P8"><text:span text:style-name="T3"><text:s text:c="4"/></text:span><text:span text:style-name="T6">}</text:span></text:p>
      <text:p text:style-name="P8"><text:s text:c="4"/><text:span text:style-name="T4">public void </text:span><text:span text:style-name="T10">worker2</text:span><text:span text:style-name="T6">()</text:span></text:p>
      <text:p text:style-name="P8"><text:s text:c="4"/><text:span text:style-name="T6">{</text:span></text:p>
      <text:p text:style-name="P8"><text:s text:c="8"/><text:span text:style-name="T4">for</text:span><text:span text:style-name="T6">(</text:span><text:span text:style-name="T4">int </text:span><text:span text:style-name="T6">i=</text:span><text:span text:style-name="T16">1</text:span><text:span text:style-name="T4">;</text:span><text:span text:style-name="T6">i&lt;=</text:span><text:span text:style-name="T16">1000</text:span><text:span text:style-name="T4">;</text:span><text:span text:style-name="T6">i++)</text:span></text:p>
      <text:p text:style-name="P8"><text:s text:c="12"/><text:span text:style-name="T6">incrementCount()</text:span><text:span text:style-name="T4">;</text:span></text:p>
      <text:p text:style-name="P8"><text:span text:style-name="T3"><text:s text:c="4"/></text:span><text:span text:style-name="T6">}</text:span></text:p>
      <text:p text:style-name="P8"><text:s text:c="4"/><text:span text:style-name="T4">public static void </text:span><text:span text:style-name="T10">main</text:span><text:span text:style-name="T6">(String[] args) </text:span><text:span text:style-name="T4">throws </text:span><text:span text:style-name="T6">InterruptedException {</text:span></text:p>
      <text:p text:style-name="P8"><text:s text:c="8"/><text:span text:style-name="T6">SynchronizeMethod sm=</text:span><text:span text:style-name="T4">new </text:span><text:span text:style-name="T6">SynchronizeMethod()</text:span><text:span text:style-name="T4">;</text:span></text:p>
      <text:p text:style-name="P8"><text:span text:style-name="T3"><text:s text:c="8"/></text:span><text:span text:style-name="T6">Thread thread1=</text:span><text:span text:style-name="T4">new </text:span><text:span text:style-name="T6">Thread(</text:span><text:span text:style-name="T4">new </text:span><text:span text:style-name="T6">Runnable() {</text:span></text:p>
      <text:p text:style-name="P8"><text:s text:c="12"/><text:span text:style-name="T9">@Override</text:span></text:p>
      <text:p text:style-name="P8"><text:span text:style-name="T8"><text:s text:c="12"/></text:span><text:span text:style-name="T4">public void </text:span><text:span text:style-name="T10">run</text:span><text:span text:style-name="T6">() {</text:span></text:p>
      <text:p text:style-name="P8"><text:s text:c="16"/><text:span text:style-name="T19">sm</text:span><text:span text:style-name="T6">.worker1()</text:span><text:span text:style-name="T4">;</text:span></text:p>
      <text:p text:style-name="P8"><text:span text:style-name="T3"><text:s text:c="12"/></text:span><text:span text:style-name="T6">}</text:span></text:p>
      <text:p text:style-name="P8"><text:s text:c="8"/><text:span text:style-name="T6">})</text:span><text:span text:style-name="T4">;</text:span></text:p>
      <text:p text:style-name="P8"><text:span text:style-name="T3"><text:s text:c="8"/></text:span><text:span text:style-name="T6">Thread thread2=</text:span><text:span text:style-name="T4">new </text:span><text:span text:style-name="T6">Thread(</text:span><text:span text:style-name="T4">new </text:span><text:span text:style-name="T6">Runnable() {</text:span></text:p>
      <text:p text:style-name="P8"><text:s text:c="12"/><text:span text:style-name="T9">@Override</text:span></text:p>
      <text:p text:style-name="P8"><text:span text:style-name="T8"><text:s text:c="12"/></text:span><text:span text:style-name="T4">public void </text:span><text:span text:style-name="T10">run</text:span><text:span text:style-name="T6">() {</text:span></text:p>
      <text:p text:style-name="P8"><text:s text:c="16"/><text:span text:style-name="T19">sm</text:span><text:span text:style-name="T6">.worker2()</text:span><text:span text:style-name="T4">;</text:span></text:p>
      <text:p text:style-name="P8"><text:span text:style-name="T3"><text:s text:c="12"/></text:span><text:span text:style-name="T6">}</text:span></text:p>
      <text:p text:style-name="P8"><text:s text:c="8"/><text:span text:style-name="T6">})</text:span><text:span text:style-name="T4">;</text:span></text:p>
      <text:p text:style-name="P8"><text:span text:style-name="T3"><text:s text:c="8"/></text:span><text:span text:style-name="T6">thread1.start()</text:span><text:span text:style-name="T4">;</text:span></text:p>
      <text:p text:style-name="P8"><text:span text:style-name="T3"><text:s text:c="8"/></text:span><text:span text:style-name="T6">thread2.start()</text:span><text:span text:style-name="T4">;</text:span></text:p>
      <text:p text:style-name="P8"><text:span text:style-name="T3"><text:s text:c="8"/></text:span><text:span text:style-name="T6">thread1.join()</text:span><text:span text:style-name="T4">;</text:span></text:p>
      <text:p text:style-name="P8"><text:span text:style-name="T3"><text:s text:c="8"/></text:span><text:span text:style-name="T6">thread2.join()</text:span><text:span text:style-name="T4">;</text:span></text:p>
      <text:p text:style-name="P8"><text:span text:style-name="T3"><text:s text:c="8"/></text:span><text:span text:style-name="T6">System.</text:span><text:span text:style-name="T12">out</text:span><text:span text:style-name="T6">.println(sm.</text:span><text:span text:style-name="T11">count</text:span><text:span text:style-name="T6">)</text:span><text:span text:style-name="T4">;</text:span></text:p>
      <text:p text:style-name="P8"><text:span text:style-name="T3"><text:s text:c="4"/></text:span><text:span text:style-name="T6">}</text:span></text:p>
      <text:p text:style-name="P10">}</text:p>
      <text:p text:style-name="P4"/>
      <text:list xml:id="list104133676110471" text:continue-numbering="true" text:style-name="L3">
        <text:list-item>
          <text:p text:style-name="P5">Use Synchronize block to enable synchronization between multiple threads trying to access method at same time. </text:p>
        </text:list-item>
      </text:list>
      <text:p text:style-name="P4"/>
      <text:p text:style-name="P4"><text:tab/><text:span text:style-name="T4">public class </text:span><text:span text:style-name="T14">SynchronizeBlock {</text:span></text:p>
      <text:p text:style-name="P8"><text:s text:c="4"/><text:span text:style-name="T4">int </text:span><text:span text:style-name="T11">count</text:span><text:span text:style-name="T4">;</text:span></text:p>
      <text:p text:style-name="P8"><text:span text:style-name="T3"><text:s text:c="4"/></text:span><text:span text:style-name="T4">public void </text:span><text:span text:style-name="T10">incrementCount</text:span><text:span text:style-name="T6">() {</text:span></text:p>
      <text:p text:style-name="P8"><text:s text:c="8"/><text:span text:style-name="T4">synchronized </text:span><text:span text:style-name="T6">(</text:span><text:span text:style-name="T4">this</text:span><text:span text:style-name="T6">) {</text:span></text:p>
      <text:p text:style-name="P8"><text:s text:c="12"/><text:span text:style-name="T11">count</text:span><text:span text:style-name="T6">++</text:span><text:span text:style-name="T4">;</text:span></text:p>
      <text:p text:style-name="P8"><text:span text:style-name="T3"><text:s text:c="8"/></text:span><text:span text:style-name="T6">}</text:span></text:p>
      <text:p text:style-name="P8"><text:s text:c="4"/><text:span text:style-name="T6">}</text:span></text:p>
      <text:p text:style-name="P8"><text:s text:c="4"/><text:span text:style-name="T4">public void </text:span><text:span text:style-name="T10">worker1</text:span><text:span text:style-name="T6">() {</text:span></text:p>
      <text:p text:style-name="P8"><text:s text:c="8"/><text:span text:style-name="T4">for </text:span><text:span text:style-name="T6">(</text:span><text:span text:style-name="T4">int </text:span><text:span text:style-name="T6">i = </text:span><text:span text:style-name="T16">1</text:span><text:span text:style-name="T4">; </text:span><text:span text:style-name="T6">i &lt;= </text:span><text:span text:style-name="T16">1000</text:span><text:span text:style-name="T4">; </text:span><text:span text:style-name="T6">i++)</text:span></text:p>
      <text:p text:style-name="P8"><text:s text:c="12"/><text:span text:style-name="T6">incrementCount()</text:span><text:span text:style-name="T4">;</text:span></text:p>
      <text:p text:style-name="P8"><text:soft-page-break/><text:span text:style-name="T3"><text:s text:c="4"/></text:span><text:span text:style-name="T6">}</text:span></text:p>
      <text:p text:style-name="P8"><text:s text:c="4"/><text:span text:style-name="T4">public void </text:span><text:span text:style-name="T10">worker2</text:span><text:span text:style-name="T6">() {</text:span></text:p>
      <text:p text:style-name="P8"><text:s text:c="8"/><text:span text:style-name="T4">for </text:span><text:span text:style-name="T6">(</text:span><text:span text:style-name="T4">int </text:span><text:span text:style-name="T6">i = </text:span><text:span text:style-name="T16">1</text:span><text:span text:style-name="T4">; </text:span><text:span text:style-name="T6">i &lt;= </text:span><text:span text:style-name="T16">1000</text:span><text:span text:style-name="T4">; </text:span><text:span text:style-name="T6">i++)</text:span></text:p>
      <text:p text:style-name="P8"><text:s text:c="12"/><text:span text:style-name="T6">incrementCount()</text:span><text:span text:style-name="T4">;</text:span></text:p>
      <text:p text:style-name="P8"><text:span text:style-name="T3"><text:s text:c="4"/></text:span><text:span text:style-name="T6">}</text:span></text:p>
      <text:p text:style-name="P8"><text:s text:c="4"/><text:span text:style-name="T4">public static void </text:span><text:span text:style-name="T10">main</text:span><text:span text:style-name="T6">(String[] args) </text:span><text:span text:style-name="T4">throws </text:span><text:span text:style-name="T6">InterruptedException {</text:span></text:p>
      <text:p text:style-name="P8"><text:s text:c="8"/><text:span text:style-name="T6">SynchronizeMethod sm = </text:span><text:span text:style-name="T4">new </text:span><text:span text:style-name="T6">SynchronizeMethod()</text:span><text:span text:style-name="T4">;</text:span></text:p>
      <text:p text:style-name="P8"><text:span text:style-name="T3"><text:s text:c="8"/></text:span><text:span text:style-name="T6">Thread thread1 = </text:span><text:span text:style-name="T4">new </text:span><text:span text:style-name="T6">Thread(</text:span><text:span text:style-name="T4">new </text:span><text:span text:style-name="T6">Runnable() {</text:span></text:p>
      <text:p text:style-name="P8"><text:s text:c="12"/><text:span text:style-name="T9">@Override</text:span></text:p>
      <text:p text:style-name="P8"><text:span text:style-name="T8"><text:s text:c="12"/></text:span><text:span text:style-name="T4">public void </text:span><text:span text:style-name="T10">run</text:span><text:span text:style-name="T6">() {</text:span></text:p>
      <text:p text:style-name="P8"><text:s text:c="16"/><text:span text:style-name="T19">sm</text:span><text:span text:style-name="T6">.worker1()</text:span><text:span text:style-name="T4">;</text:span></text:p>
      <text:p text:style-name="P8"><text:span text:style-name="T3"><text:s text:c="12"/></text:span><text:span text:style-name="T6">}</text:span></text:p>
      <text:p text:style-name="P8"><text:s text:c="8"/><text:span text:style-name="T6">})</text:span><text:span text:style-name="T4">;</text:span></text:p>
      <text:p text:style-name="P8"><text:span text:style-name="T3"><text:s text:c="8"/></text:span><text:span text:style-name="T6">Thread thread2 = </text:span><text:span text:style-name="T4">new </text:span><text:span text:style-name="T6">Thread(</text:span><text:span text:style-name="T4">new </text:span><text:span text:style-name="T6">Runnable() {</text:span></text:p>
      <text:p text:style-name="P8"><text:s text:c="12"/><text:span text:style-name="T9">@Override</text:span></text:p>
      <text:p text:style-name="P8"><text:span text:style-name="T8"><text:s text:c="12"/></text:span><text:span text:style-name="T4">public void </text:span><text:span text:style-name="T10">run</text:span><text:span text:style-name="T6">() {</text:span></text:p>
      <text:p text:style-name="P8"><text:s text:c="16"/><text:span text:style-name="T19">sm</text:span><text:span text:style-name="T6">.worker2()</text:span><text:span text:style-name="T4">;</text:span></text:p>
      <text:p text:style-name="P8"><text:span text:style-name="T3"><text:s text:c="12"/></text:span><text:span text:style-name="T6">}</text:span></text:p>
      <text:p text:style-name="P8"><text:s text:c="8"/><text:span text:style-name="T6">})</text:span><text:span text:style-name="T4">;</text:span></text:p>
      <text:p text:style-name="P8"><text:span text:style-name="T3"><text:s text:c="8"/></text:span><text:span text:style-name="T6">thread1.start()</text:span><text:span text:style-name="T4">;</text:span></text:p>
      <text:p text:style-name="P8"><text:span text:style-name="T3"><text:s text:c="8"/></text:span><text:span text:style-name="T6">thread2.start()</text:span><text:span text:style-name="T4">;</text:span></text:p>
      <text:p text:style-name="P8"><text:span text:style-name="T3"><text:s text:c="8"/></text:span><text:span text:style-name="T6">thread1.join()</text:span><text:span text:style-name="T4">;</text:span></text:p>
      <text:p text:style-name="P8"><text:span text:style-name="T3"><text:s text:c="8"/></text:span><text:span text:style-name="T6">thread2.join()</text:span><text:span text:style-name="T4">;</text:span></text:p>
      <text:p text:style-name="P8"><text:span text:style-name="T3"><text:s text:c="8"/></text:span><text:span text:style-name="T6">System.</text:span><text:span text:style-name="T12">out</text:span><text:span text:style-name="T6">.println(sm.</text:span><text:span text:style-name="T11">count</text:span><text:span text:style-name="T6">)</text:span><text:span text:style-name="T4">;</text:span></text:p>
      <text:p text:style-name="P8"><text:span text:style-name="T3"><text:s text:c="4"/></text:span><text:span text:style-name="T6">}</text:span></text:p>
      <text:p text:style-name="P10">}</text:p>
      <text:p text:style-name="P4"/>
      <text:list xml:id="list104133772182519" text:continue-numbering="true" text:style-name="L3">
        <text:list-item>
          <text:p text:style-name="P5">Use Atomic Classes instead of Synchronize method and blocks. </text:p>
        </text:list-item>
      </text:list>
      <text:p text:style-name="P4"/>
      <text:p text:style-name="P4"><text:tab/><text:span text:style-name="T4">import </text:span><text:span text:style-name="T14">java.util.concurrent.atomic.AtomicInteger</text:span><text:span text:style-name="T4">;</text:span></text:p>
      <text:p text:style-name="P7"><text:span text:style-name="T3">public class </text:span>SynchronizeAtomic {</text:p>
      <text:p text:style-name="P8"><text:s text:c="4"/><text:span text:style-name="T6">AtomicInteger </text:span><text:span text:style-name="T11">count </text:span><text:span text:style-name="T6">= </text:span><text:span text:style-name="T4">new </text:span><text:span text:style-name="T6">AtomicInteger()</text:span><text:span text:style-name="T4">;</text:span></text:p>
      <text:p text:style-name="P8"><text:span text:style-name="T3"><text:s text:c="4"/></text:span><text:span text:style-name="T4">public void </text:span><text:span text:style-name="T10">incrementCount</text:span><text:span text:style-name="T6">() {</text:span></text:p>
      <text:p text:style-name="P8"><text:s text:c="8"/><text:span text:style-name="T4">synchronized </text:span><text:span text:style-name="T6">(</text:span><text:span text:style-name="T4">this</text:span><text:span text:style-name="T6">) {</text:span></text:p>
      <text:p text:style-name="P8"><text:s text:c="12"/><text:span text:style-name="T11">count</text:span><text:span text:style-name="T6">.incrementAndGet()</text:span><text:span text:style-name="T4">;</text:span></text:p>
      <text:p text:style-name="P8"><text:span text:style-name="T3"><text:s text:c="8"/></text:span><text:span text:style-name="T6">}</text:span></text:p>
      <text:p text:style-name="P8"><text:s text:c="4"/><text:span text:style-name="T6">}</text:span></text:p>
      <text:p text:style-name="P8"><text:s text:c="4"/><text:span text:style-name="T4">public void </text:span><text:span text:style-name="T10">worker1</text:span><text:span text:style-name="T6">() {</text:span></text:p>
      <text:p text:style-name="P8"><text:s text:c="8"/><text:span text:style-name="T4">for </text:span><text:span text:style-name="T6">(</text:span><text:span text:style-name="T4">int </text:span><text:span text:style-name="T6">i = </text:span><text:span text:style-name="T16">1</text:span><text:span text:style-name="T4">; </text:span><text:span text:style-name="T6">i &lt;= </text:span><text:span text:style-name="T16">1000</text:span><text:span text:style-name="T4">; </text:span><text:span text:style-name="T6">i++)</text:span></text:p>
      <text:p text:style-name="P8"><text:s text:c="12"/><text:span text:style-name="T11">count</text:span><text:span text:style-name="T6">.incrementAndGet()</text:span><text:span text:style-name="T4">;</text:span></text:p>
      <text:p text:style-name="P8"><text:span text:style-name="T3"><text:s text:c="4"/></text:span><text:span text:style-name="T6">}</text:span></text:p>
      <text:p text:style-name="P8"><text:s text:c="4"/><text:span text:style-name="T4">public void </text:span><text:span text:style-name="T10">worker2</text:span><text:span text:style-name="T6">() {</text:span></text:p>
      <text:p text:style-name="P8"><text:s text:c="8"/><text:span text:style-name="T4">for </text:span><text:span text:style-name="T6">(</text:span><text:span text:style-name="T4">int </text:span><text:span text:style-name="T6">i = </text:span><text:span text:style-name="T16">1</text:span><text:span text:style-name="T4">; </text:span><text:span text:style-name="T6">i &lt;= </text:span><text:span text:style-name="T16">1000</text:span><text:span text:style-name="T4">; </text:span><text:span text:style-name="T6">i++)</text:span></text:p>
      <text:p text:style-name="P8"><text:s text:c="12"/><text:span text:style-name="T11">count</text:span><text:span text:style-name="T6">.incrementAndGet()</text:span><text:span text:style-name="T4">;</text:span></text:p>
      <text:p text:style-name="P8"><text:span text:style-name="T3"><text:s text:c="4"/></text:span><text:span text:style-name="T6">}</text:span></text:p>
      <text:p text:style-name="P8"><text:s text:c="4"/><text:span text:style-name="T4">public static void </text:span><text:span text:style-name="T10">main</text:span><text:span text:style-name="T6">(String[] args) </text:span><text:span text:style-name="T4">throws </text:span><text:span text:style-name="T6">InterruptedException {</text:span></text:p>
      <text:p text:style-name="P8"><text:s text:c="8"/><text:span text:style-name="T6">SynchronizeMethod sm = </text:span><text:span text:style-name="T4">new </text:span><text:span text:style-name="T6">SynchronizeMethod()</text:span><text:span text:style-name="T4">;</text:span></text:p>
      <text:p text:style-name="P8"><text:span text:style-name="T3"><text:s text:c="8"/></text:span><text:span text:style-name="T6">Thread thread1 = </text:span><text:span text:style-name="T4">new </text:span><text:span text:style-name="T6">Thread(</text:span><text:span text:style-name="T4">new </text:span><text:span text:style-name="T6">Runnable() {</text:span></text:p>
      <text:p text:style-name="P8"><text:s text:c="12"/><text:span text:style-name="T9">@Override</text:span></text:p>
      <text:p text:style-name="P8"><text:span text:style-name="T8"><text:s text:c="12"/></text:span><text:span text:style-name="T4">public void </text:span><text:span text:style-name="T10">run</text:span><text:span text:style-name="T6">() {</text:span></text:p>
      <text:p text:style-name="P8"><text:s text:c="16"/><text:span text:style-name="T19">sm</text:span><text:span text:style-name="T6">.worker1()</text:span><text:span text:style-name="T4">;</text:span></text:p>
      <text:p text:style-name="P8"><text:span text:style-name="T3"><text:s text:c="12"/></text:span><text:span text:style-name="T6">}</text:span></text:p>
      <text:p text:style-name="P8"><text:s text:c="8"/><text:span text:style-name="T6">})</text:span><text:span text:style-name="T4">;</text:span></text:p>
      <text:p text:style-name="P8"><text:span text:style-name="T3"><text:s text:c="8"/></text:span><text:span text:style-name="T6">Thread thread2 = </text:span><text:span text:style-name="T4">new </text:span><text:span text:style-name="T6">Thread(</text:span><text:span text:style-name="T4">new </text:span><text:span text:style-name="T6">Runnable() {</text:span></text:p>
      <text:p text:style-name="P8"><text:s text:c="12"/><text:span text:style-name="T9">@Override</text:span></text:p>
      <text:p text:style-name="P8"><text:span text:style-name="T8"><text:s text:c="12"/></text:span><text:span text:style-name="T4">public void </text:span><text:span text:style-name="T10">run</text:span><text:span text:style-name="T6">() {</text:span></text:p>
      <text:p text:style-name="P8"><text:s text:c="16"/><text:span text:style-name="T19">sm</text:span><text:span text:style-name="T6">.worker2()</text:span><text:span text:style-name="T4">;</text:span></text:p>
      <text:p text:style-name="P8"><text:span text:style-name="T3"><text:s text:c="12"/></text:span><text:span text:style-name="T6">}</text:span></text:p>
      <text:p text:style-name="P8"><text:s text:c="8"/><text:span text:style-name="T6">})</text:span><text:span text:style-name="T4">;</text:span></text:p>
      <text:p text:style-name="P8"><text:span text:style-name="T3"><text:s text:c="8"/></text:span><text:span text:style-name="T6">thread1.start()</text:span><text:span text:style-name="T4">;</text:span></text:p>
      <text:p text:style-name="P8"><text:span text:style-name="T3"><text:s text:c="8"/></text:span><text:span text:style-name="T6">thread2.start()</text:span><text:span text:style-name="T4">;</text:span></text:p>
      <text:p text:style-name="P8"><text:span text:style-name="T3"><text:s text:c="8"/></text:span><text:span text:style-name="T6">thread1.join()</text:span><text:span text:style-name="T4">;</text:span></text:p>
      <text:p text:style-name="P8"><text:span text:style-name="T3"><text:s text:c="8"/></text:span><text:span text:style-name="T6">thread2.join()</text:span><text:span text:style-name="T4">;</text:span></text:p>
      <text:p text:style-name="P8"><text:span text:style-name="T3"><text:s text:c="8"/></text:span><text:span text:style-name="T6">System.</text:span><text:span text:style-name="T12">out</text:span><text:span text:style-name="T6">.println(sm.</text:span><text:span text:style-name="T11">count</text:span><text:span text:style-name="T6">)</text:span><text:span text:style-name="T4">;</text:span></text:p>
      <text:p text:style-name="P8"><text:span text:style-name="T3"><text:s text:c="4"/></text:span><text:span text:style-name="T6">}</text:span></text:p>
      <text:p text:style-name="P10">}</text:p>
      <text:p text:style-name="P4"><text:soft-page-break/></text:p>
      <text:list xml:id="list104133973946601" text:continue-numbering="true" text:style-name="L3">
        <text:list-item>
          <text:p text:style-name="P5">Coordinate 2 threads using wait() and notify(). </text:p>
        </text:list-item>
      </text:list>
      <text:p text:style-name="P4"/>
      <text:p text:style-name="P4"><text:tab/><text:span text:style-name="T4">public class </text:span><text:span text:style-name="T14">DemoWait {</text:span></text:p>
      <text:p text:style-name="P8"><text:s text:c="4"/><text:span text:style-name="T4">public void </text:span><text:span text:style-name="T10">worker1</text:span><text:span text:style-name="T6">() {</text:span></text:p>
      <text:p text:style-name="P8"><text:s text:c="8"/><text:span text:style-name="T4">synchronized </text:span><text:span text:style-name="T6">(</text:span><text:span text:style-name="T4">this</text:span><text:span text:style-name="T6">) {</text:span></text:p>
      <text:p text:style-name="P8"><text:s text:c="12"/><text:span text:style-name="T6">System.</text:span><text:span text:style-name="T12">out</text:span><text:span text:style-name="T6">.println(</text:span><text:span text:style-name="T13">"Worker1 Started"</text:span><text:span text:style-name="T6">)</text:span><text:span text:style-name="T4">;</text:span></text:p>
      <text:p text:style-name="P8"><text:span text:style-name="T3"><text:s text:c="12"/></text:span><text:span text:style-name="T4">try </text:span><text:span text:style-name="T6">{</text:span></text:p>
      <text:p text:style-name="P8"><text:s text:c="16"/><text:span text:style-name="T6">wait()</text:span><text:span text:style-name="T4">;</text:span></text:p>
      <text:p text:style-name="P8"><text:span text:style-name="T3"><text:s text:c="12"/></text:span><text:span text:style-name="T6">} </text:span><text:span text:style-name="T4">catch </text:span><text:span text:style-name="T6">(InterruptedException e) {</text:span></text:p>
      <text:p text:style-name="P8"><text:s text:c="16"/><text:span text:style-name="T6">e.printStackTrace()</text:span><text:span text:style-name="T4">;</text:span></text:p>
      <text:p text:style-name="P8"><text:span text:style-name="T3"><text:s text:c="12"/></text:span><text:span text:style-name="T6">}</text:span></text:p>
      <text:p text:style-name="P8"><text:s text:c="12"/><text:span text:style-name="T6">System.</text:span><text:span text:style-name="T12">out</text:span><text:span text:style-name="T6">.println(</text:span><text:span text:style-name="T13">"Worker1 Done"</text:span><text:span text:style-name="T6">)</text:span><text:span text:style-name="T4">;</text:span></text:p>
      <text:p text:style-name="P8"><text:span text:style-name="T3"><text:s text:c="8"/></text:span><text:span text:style-name="T6">}</text:span></text:p>
      <text:p text:style-name="P8"><text:s text:c="4"/><text:span text:style-name="T6">}</text:span></text:p>
      <text:p text:style-name="P8"><text:s text:c="4"/><text:span text:style-name="T4">public void </text:span><text:span text:style-name="T10">worker4</text:span><text:span text:style-name="T6">() {</text:span></text:p>
      <text:p text:style-name="P8"><text:s text:c="8"/><text:span text:style-name="T4">synchronized </text:span><text:span text:style-name="T6">(</text:span><text:span text:style-name="T4">this</text:span><text:span text:style-name="T6">) {</text:span></text:p>
      <text:p text:style-name="P8"><text:s text:c="12"/><text:span text:style-name="T6">System.</text:span><text:span text:style-name="T12">out</text:span><text:span text:style-name="T6">.println(</text:span><text:span text:style-name="T13">"Worker 4 Started"</text:span><text:span text:style-name="T6">)</text:span><text:span text:style-name="T4">;</text:span></text:p>
      <text:p text:style-name="P8"><text:span text:style-name="T3"><text:s text:c="12"/></text:span><text:span text:style-name="T6">System.</text:span><text:span text:style-name="T12">out</text:span><text:span text:style-name="T6">.println(</text:span><text:span text:style-name="T13">"Worker 4 Done"</text:span><text:span text:style-name="T6">)</text:span><text:span text:style-name="T4">;</text:span></text:p>
      <text:p text:style-name="P8"><text:span text:style-name="T3"><text:s text:c="12"/></text:span><text:span text:style-name="T6">notify()</text:span><text:span text:style-name="T4">;</text:span></text:p>
      <text:p text:style-name="P8"><text:span text:style-name="T3"><text:s text:c="8"/></text:span><text:span text:style-name="T6">}</text:span></text:p>
      <text:p text:style-name="P8"><text:s text:c="4"/><text:span text:style-name="T6">}</text:span></text:p>
      <text:p text:style-name="P8"><text:s text:c="4"/><text:span text:style-name="T4">public static void </text:span><text:span text:style-name="T10">main</text:span><text:span text:style-name="T6">(String[] args) {</text:span></text:p>
      <text:p text:style-name="P8"><text:s text:c="8"/><text:span text:style-name="T6">DemoWait demo = </text:span><text:span text:style-name="T4">new </text:span><text:span text:style-name="T6">DemoWait()</text:span><text:span text:style-name="T4">;</text:span></text:p>
      <text:p text:style-name="P8"><text:span text:style-name="T3"><text:s text:c="8"/></text:span><text:span text:style-name="T4">new </text:span><text:span text:style-name="T6">Thread(</text:span><text:span text:style-name="T4">new </text:span><text:span text:style-name="T6">Runnable() {</text:span></text:p>
      <text:p text:style-name="P8"><text:s text:c="12"/><text:span text:style-name="T9">@Override</text:span></text:p>
      <text:p text:style-name="P8"><text:span text:style-name="T8"><text:s text:c="12"/></text:span><text:span text:style-name="T4">public void </text:span><text:span text:style-name="T10">run</text:span><text:span text:style-name="T6">() {</text:span></text:p>
      <text:p text:style-name="P8"><text:s text:c="16"/><text:span text:style-name="T19">demo</text:span><text:span text:style-name="T6">.worker1()</text:span><text:span text:style-name="T4">;</text:span></text:p>
      <text:p text:style-name="P8"><text:span text:style-name="T3"><text:s text:c="12"/></text:span><text:span text:style-name="T6">}</text:span></text:p>
      <text:p text:style-name="P8"><text:s text:c="8"/><text:span text:style-name="T6">}).start()</text:span><text:span text:style-name="T4">;</text:span></text:p>
      <text:p text:style-name="P8"><text:span text:style-name="T3"><text:s text:c="8"/></text:span><text:span text:style-name="T4">new </text:span><text:span text:style-name="T6">Thread(</text:span><text:span text:style-name="T4">new </text:span><text:span text:style-name="T6">Runnable() {</text:span></text:p>
      <text:p text:style-name="P8"><text:s text:c="12"/><text:span text:style-name="T9">@Override</text:span></text:p>
      <text:p text:style-name="P8"><text:span text:style-name="T8"><text:s text:c="12"/></text:span><text:span text:style-name="T4">public void </text:span><text:span text:style-name="T10">run</text:span><text:span text:style-name="T6">() {</text:span></text:p>
      <text:p text:style-name="P8"><text:s text:c="16"/><text:span text:style-name="T19">demo</text:span><text:span text:style-name="T6">.worker4()</text:span><text:span text:style-name="T4">;</text:span></text:p>
      <text:p text:style-name="P8"><text:span text:style-name="T3"><text:s text:c="12"/></text:span><text:span text:style-name="T6">}</text:span></text:p>
      <text:p text:style-name="P8"><text:s text:c="8"/><text:span text:style-name="T6">}).start()</text:span><text:span text:style-name="T4">;</text:span></text:p>
      <text:p text:style-name="P8"><text:span text:style-name="T3"><text:s text:c="4"/></text:span><text:span text:style-name="T6">}</text:span></text:p>
      <text:p text:style-name="P10">}</text:p>
      <text:p text:style-name="P4"/>
      <text:list xml:id="list104133789313406" text:continue-numbering="true" text:style-name="L3">
        <text:list-item>
          <text:p text:style-name="P5">Coordinate mulitple threads using wait() and notifyAll().</text:p>
        </text:list-item>
      </text:list>
      <text:p text:style-name="P4"/>
      <text:p text:style-name="P4"><text:tab/><text:span text:style-name="T4">package </text:span><text:span text:style-name="T14">com.multithreading.demo</text:span><text:span text:style-name="T4">;</text:span></text:p>
      <text:p text:style-name="P7"><text:span text:style-name="T3">public class </text:span>Demo {</text:p>
      <text:p text:style-name="P8"><text:s text:c="4"/><text:span text:style-name="T4">public void </text:span><text:span text:style-name="T10">worker1</text:span><text:span text:style-name="T6">(){</text:span></text:p>
      <text:p text:style-name="P8"><text:s text:c="8"/><text:span text:style-name="T4">synchronized </text:span><text:span text:style-name="T6">(</text:span><text:span text:style-name="T4">this</text:span><text:span text:style-name="T6">) {</text:span></text:p>
      <text:p text:style-name="P8"><text:s text:c="12"/><text:span text:style-name="T6">System.</text:span><text:span text:style-name="T12">out</text:span><text:span text:style-name="T6">.println(</text:span><text:span text:style-name="T13">"Worker1 Started"</text:span><text:span text:style-name="T6">)</text:span><text:span text:style-name="T4">;</text:span></text:p>
      <text:p text:style-name="P8"><text:span text:style-name="T3"><text:s text:c="12"/></text:span><text:span text:style-name="T4">try </text:span><text:span text:style-name="T6">{</text:span></text:p>
      <text:p text:style-name="P8"><text:s text:c="16"/><text:span text:style-name="T6">wait()</text:span><text:span text:style-name="T4">;</text:span></text:p>
      <text:p text:style-name="P8"><text:span text:style-name="T3"><text:s text:c="12"/></text:span><text:span text:style-name="T6">} </text:span><text:span text:style-name="T4">catch </text:span><text:span text:style-name="T6">(InterruptedException e) {</text:span></text:p>
      <text:p text:style-name="P8"><text:s text:c="16"/><text:span text:style-name="T6">e.printStackTrace()</text:span><text:span text:style-name="T4">;</text:span></text:p>
      <text:p text:style-name="P8"><text:span text:style-name="T3"><text:s text:c="12"/></text:span><text:span text:style-name="T6">}</text:span></text:p>
      <text:p text:style-name="P8"><text:s text:c="12"/><text:span text:style-name="T6">System.</text:span><text:span text:style-name="T12">out</text:span><text:span text:style-name="T6">.println(</text:span><text:span text:style-name="T13">"Worker1 Done"</text:span><text:span text:style-name="T6">)</text:span><text:span text:style-name="T4">;</text:span></text:p>
      <text:p text:style-name="P8"><text:span text:style-name="T3"><text:s text:c="8"/></text:span><text:span text:style-name="T6">}</text:span></text:p>
      <text:p text:style-name="P8"><text:s text:c="4"/><text:span text:style-name="T6">}</text:span></text:p>
      <text:p text:style-name="P8"><text:s text:c="4"/><text:span text:style-name="T4">public void </text:span><text:span text:style-name="T10">worker2</text:span><text:span text:style-name="T6">(){</text:span></text:p>
      <text:p text:style-name="P8"><text:s text:c="8"/><text:span text:style-name="T4">synchronized </text:span><text:span text:style-name="T6">(</text:span><text:span text:style-name="T4">this</text:span><text:span text:style-name="T6">) {</text:span></text:p>
      <text:p text:style-name="P8"><text:s text:c="12"/><text:span text:style-name="T6">System.</text:span><text:span text:style-name="T12">out</text:span><text:span text:style-name="T6">.println(</text:span><text:span text:style-name="T13">"Worker 2 Started"</text:span><text:span text:style-name="T6">)</text:span><text:span text:style-name="T4">;</text:span></text:p>
      <text:p text:style-name="P8"><text:span text:style-name="T3"><text:s text:c="12"/></text:span><text:span text:style-name="T4">try </text:span><text:span text:style-name="T6">{</text:span></text:p>
      <text:p text:style-name="P8"><text:s text:c="16"/><text:span text:style-name="T6">wait()</text:span><text:span text:style-name="T4">;</text:span></text:p>
      <text:p text:style-name="P8"><text:span text:style-name="T3"><text:s text:c="12"/></text:span><text:span text:style-name="T6">} </text:span><text:span text:style-name="T4">catch </text:span><text:span text:style-name="T6">(InterruptedException e) {</text:span></text:p>
      <text:p text:style-name="P8"><text:s text:c="16"/><text:span text:style-name="T6">e.printStackTrace()</text:span><text:span text:style-name="T4">;</text:span></text:p>
      <text:p text:style-name="P8"><text:span text:style-name="T3"><text:s text:c="12"/></text:span><text:span text:style-name="T6">}</text:span></text:p>
      <text:p text:style-name="P8"><text:s text:c="12"/><text:span text:style-name="T6">System.</text:span><text:span text:style-name="T12">out</text:span><text:span text:style-name="T6">.println(</text:span><text:span text:style-name="T13">"Worker 2 Done"</text:span><text:span text:style-name="T6">)</text:span><text:span text:style-name="T4">;</text:span></text:p>
      <text:p text:style-name="P8"><text:span text:style-name="T3"><text:s text:c="8"/></text:span><text:span text:style-name="T6">}</text:span></text:p>
      <text:p text:style-name="P8"><text:soft-page-break/><text:s text:c="4"/><text:span text:style-name="T6">}</text:span></text:p>
      <text:p text:style-name="P8"><text:s text:c="4"/><text:span text:style-name="T4">public void </text:span><text:span text:style-name="T10">worker3</text:span><text:span text:style-name="T6">(){</text:span></text:p>
      <text:p text:style-name="P8"><text:s text:c="8"/><text:span text:style-name="T4">synchronized </text:span><text:span text:style-name="T6">(</text:span><text:span text:style-name="T4">this</text:span><text:span text:style-name="T6">) {</text:span></text:p>
      <text:p text:style-name="P8"><text:s text:c="12"/><text:span text:style-name="T6">System.</text:span><text:span text:style-name="T12">out</text:span><text:span text:style-name="T6">.println(</text:span><text:span text:style-name="T13">"Worker 3 Started"</text:span><text:span text:style-name="T6">)</text:span><text:span text:style-name="T4">;</text:span></text:p>
      <text:p text:style-name="P8"><text:span text:style-name="T3"><text:s text:c="12"/></text:span><text:span text:style-name="T4">try </text:span><text:span text:style-name="T6">{</text:span></text:p>
      <text:p text:style-name="P8"><text:s text:c="16"/><text:span text:style-name="T6">wait()</text:span><text:span text:style-name="T4">;</text:span></text:p>
      <text:p text:style-name="P8"><text:span text:style-name="T3"><text:s text:c="12"/></text:span><text:span text:style-name="T6">} </text:span><text:span text:style-name="T4">catch </text:span><text:span text:style-name="T6">(InterruptedException e) {</text:span></text:p>
      <text:p text:style-name="P8"><text:s text:c="16"/><text:span text:style-name="T6">e.printStackTrace()</text:span><text:span text:style-name="T4">;</text:span></text:p>
      <text:p text:style-name="P8"><text:span text:style-name="T3"><text:s text:c="12"/></text:span><text:span text:style-name="T6">}</text:span></text:p>
      <text:p text:style-name="P8"><text:s text:c="12"/><text:span text:style-name="T6">System.</text:span><text:span text:style-name="T12">out</text:span><text:span text:style-name="T6">.println(</text:span><text:span text:style-name="T13">"Worker 3 Done"</text:span><text:span text:style-name="T6">)</text:span><text:span text:style-name="T4">;</text:span></text:p>
      <text:p text:style-name="P8"><text:span text:style-name="T3"><text:s text:c="8"/></text:span><text:span text:style-name="T6">}</text:span></text:p>
      <text:p text:style-name="P8"><text:s text:c="4"/><text:span text:style-name="T6">}</text:span></text:p>
      <text:p text:style-name="P8"><text:s text:c="4"/><text:span text:style-name="T4">public void </text:span><text:span text:style-name="T10">worker4</text:span><text:span text:style-name="T6">(){</text:span></text:p>
      <text:p text:style-name="P8"><text:s text:c="8"/><text:span text:style-name="T4">synchronized </text:span><text:span text:style-name="T6">(</text:span><text:span text:style-name="T4">this</text:span><text:span text:style-name="T6">) {</text:span></text:p>
      <text:p text:style-name="P8"><text:s text:c="12"/><text:span text:style-name="T6">System.</text:span><text:span text:style-name="T12">out</text:span><text:span text:style-name="T6">.println(</text:span><text:span text:style-name="T13">"Worker 4 Started"</text:span><text:span text:style-name="T6">)</text:span><text:span text:style-name="T4">;</text:span></text:p>
      <text:p text:style-name="P8"><text:span text:style-name="T3"><text:s text:c="12"/></text:span><text:span text:style-name="T6">System.</text:span><text:span text:style-name="T12">out</text:span><text:span text:style-name="T6">.println(</text:span><text:span text:style-name="T13">"Worker 4 Done"</text:span><text:span text:style-name="T6">)</text:span><text:span text:style-name="T4">;</text:span></text:p>
      <text:p text:style-name="P8"><text:span text:style-name="T3"><text:s text:c="12"/></text:span><text:span text:style-name="T6">notifyAll()</text:span><text:span text:style-name="T4">;</text:span></text:p>
      <text:p text:style-name="P8"><text:span text:style-name="T3"><text:s text:c="8"/></text:span><text:span text:style-name="T6">}</text:span></text:p>
      <text:p text:style-name="P8"><text:s text:c="4"/><text:span text:style-name="T6">}</text:span></text:p>
      <text:p text:style-name="P8"><text:s text:c="4"/><text:span text:style-name="T4">public static void </text:span><text:span text:style-name="T10">main</text:span><text:span text:style-name="T6">(String[] args) {</text:span></text:p>
      <text:p text:style-name="P8"><text:s text:c="8"/><text:span text:style-name="T6">Demo demo = </text:span><text:span text:style-name="T4">new </text:span><text:span text:style-name="T6">Demo()</text:span><text:span text:style-name="T4">;</text:span></text:p>
      <text:p text:style-name="P8"><text:span text:style-name="T3"><text:s text:c="8"/></text:span><text:span text:style-name="T4">new </text:span><text:span text:style-name="T6">Thread(</text:span><text:span text:style-name="T4">new </text:span><text:span text:style-name="T6">Runnable() {</text:span></text:p>
      <text:p text:style-name="P8"><text:s text:c="12"/><text:span text:style-name="T9">@Override</text:span></text:p>
      <text:p text:style-name="P8"><text:span text:style-name="T8"><text:s text:c="12"/></text:span><text:span text:style-name="T4">public void </text:span><text:span text:style-name="T10">run</text:span><text:span text:style-name="T6">() {</text:span></text:p>
      <text:p text:style-name="P8"><text:s text:c="16"/><text:span text:style-name="T19">demo</text:span><text:span text:style-name="T6">.worker1()</text:span><text:span text:style-name="T4">;</text:span></text:p>
      <text:p text:style-name="P8"><text:span text:style-name="T3"><text:s text:c="12"/></text:span><text:span text:style-name="T6">}</text:span></text:p>
      <text:p text:style-name="P8"><text:s text:c="8"/><text:span text:style-name="T6">}).start()</text:span><text:span text:style-name="T4">;</text:span></text:p>
      <text:p text:style-name="P8"><text:span text:style-name="T3"><text:s text:c="8"/></text:span><text:span text:style-name="T4">new </text:span><text:span text:style-name="T6">Thread(</text:span><text:span text:style-name="T4">new </text:span><text:span text:style-name="T6">Runnable() {</text:span></text:p>
      <text:p text:style-name="P8"><text:s text:c="12"/><text:span text:style-name="T9">@Override</text:span></text:p>
      <text:p text:style-name="P8"><text:span text:style-name="T8"><text:s text:c="12"/></text:span><text:span text:style-name="T4">public void </text:span><text:span text:style-name="T10">run</text:span><text:span text:style-name="T6">() {</text:span></text:p>
      <text:p text:style-name="P8"><text:s text:c="16"/><text:span text:style-name="T19">demo</text:span><text:span text:style-name="T6">.worker2()</text:span><text:span text:style-name="T4">;</text:span></text:p>
      <text:p text:style-name="P8"><text:span text:style-name="T3"><text:s text:c="12"/></text:span><text:span text:style-name="T6">}</text:span></text:p>
      <text:p text:style-name="P8"><text:s text:c="8"/><text:span text:style-name="T6">}).start()</text:span><text:span text:style-name="T4">;</text:span></text:p>
      <text:p text:style-name="P8"><text:span text:style-name="T3"><text:s text:c="8"/></text:span><text:span text:style-name="T4">new </text:span><text:span text:style-name="T6">Thread(</text:span><text:span text:style-name="T4">new </text:span><text:span text:style-name="T6">Runnable() {</text:span></text:p>
      <text:p text:style-name="P8"><text:s text:c="12"/><text:span text:style-name="T9">@Override</text:span></text:p>
      <text:p text:style-name="P8"><text:span text:style-name="T8"><text:s text:c="12"/></text:span><text:span text:style-name="T4">public void </text:span><text:span text:style-name="T10">run</text:span><text:span text:style-name="T6">() {</text:span></text:p>
      <text:p text:style-name="P8"><text:s text:c="16"/><text:span text:style-name="T19">demo</text:span><text:span text:style-name="T6">.worker3()</text:span><text:span text:style-name="T4">;</text:span></text:p>
      <text:p text:style-name="P8"><text:span text:style-name="T3"><text:s text:c="12"/></text:span><text:span text:style-name="T6">}</text:span></text:p>
      <text:p text:style-name="P8"><text:s text:c="8"/><text:span text:style-name="T6">}).start()</text:span><text:span text:style-name="T4">;</text:span></text:p>
      <text:p text:style-name="P8"><text:span text:style-name="T3"><text:s text:c="8"/></text:span><text:span text:style-name="T4">new </text:span><text:span text:style-name="T6">Thread(</text:span><text:span text:style-name="T4">new </text:span><text:span text:style-name="T6">Runnable() {</text:span></text:p>
      <text:p text:style-name="P8"><text:s text:c="12"/><text:span text:style-name="T9">@Override</text:span></text:p>
      <text:p text:style-name="P8"><text:span text:style-name="T8"><text:s text:c="12"/></text:span><text:span text:style-name="T4">public void </text:span><text:span text:style-name="T10">run</text:span><text:span text:style-name="T6">() {</text:span></text:p>
      <text:p text:style-name="P8"><text:s text:c="16"/><text:span text:style-name="T19">demo</text:span><text:span text:style-name="T6">.worker4()</text:span><text:span text:style-name="T4">;</text:span></text:p>
      <text:p text:style-name="P8"><text:span text:style-name="T3"><text:s text:c="12"/></text:span><text:span text:style-name="T6">}</text:span></text:p>
      <text:p text:style-name="P8"><text:s text:c="8"/><text:span text:style-name="T6">}).start()</text:span><text:span text:style-name="T4">;</text:span></text:p>
      <text:p text:style-name="P8"><text:span text:style-name="T3"><text:s text:c="4"/></text:span><text:span text:style-name="T6">}</text:span></text:p>
      <text:p text:style-name="P10">}</text:p>
      <text:p text:style-name="P4"/>
      <text:list xml:id="list104135229720364" text:continue-numbering="true" text:style-name="L3">
        <text:list-item>
          <text:p text:style-name="P5">Use Reentract lock for coordinating 2 threads with signal(), signalAll() and wait(). </text:p>
        </text:list-item>
      </text:list>
      <text:p text:style-name="P4"/>
      <text:p text:style-name="P4"><text:tab/><text:span text:style-name="T4">import </text:span><text:span text:style-name="T14">java.util.concurrent.locks.Condition</text:span><text:span text:style-name="T4">;</text:span></text:p>
      <text:p text:style-name="P7"><text:span text:style-name="T3">import </text:span>java.util.concurrent.locks.Lock<text:span text:style-name="T3">;</text:span></text:p>
      <text:p text:style-name="P7"><text:span text:style-name="T3">import </text:span>java.util.concurrent.locks.ReentrantLock<text:span text:style-name="T3">;</text:span></text:p>
      <text:p text:style-name="P7"><text:span text:style-name="T3">public class </text:span>LockNew {</text:p>
      <text:p text:style-name="P8"><text:s text:c="4"/><text:span text:style-name="T6">Lock </text:span><text:span text:style-name="T11">lock</text:span><text:span text:style-name="T6">= </text:span><text:span text:style-name="T4">new <text:s/></text:span><text:span text:style-name="T6">ReentrantLock(</text:span><text:span text:style-name="T4">true</text:span><text:span text:style-name="T6">)</text:span><text:span text:style-name="T4">;</text:span></text:p>
      <text:p text:style-name="P8"><text:span text:style-name="T3"><text:s text:c="4"/></text:span><text:span text:style-name="T6">Condition </text:span><text:span text:style-name="T11">condition</text:span><text:span text:style-name="T6">=</text:span><text:span text:style-name="T11">lock</text:span><text:span text:style-name="T6">.newCondition()</text:span><text:span text:style-name="T4">;</text:span></text:p>
      <text:p text:style-name="P8"><text:span text:style-name="T3"><text:s text:c="4"/></text:span><text:span text:style-name="T4">public void </text:span><text:span text:style-name="T10">worker1</text:span><text:span text:style-name="T6">() {</text:span></text:p>
      <text:p text:style-name="P8"><text:s text:c="8"/><text:span text:style-name="T4">try </text:span><text:span text:style-name="T6">{</text:span></text:p>
      <text:p text:style-name="P8"><text:s text:c="12"/><text:span text:style-name="T11">lock</text:span><text:span text:style-name="T6">.lock()</text:span><text:span text:style-name="T4">;</text:span></text:p>
      <text:p text:style-name="P8"><text:span text:style-name="T3"><text:s text:c="12"/></text:span><text:span text:style-name="T6">System.</text:span><text:span text:style-name="T12">out</text:span><text:span text:style-name="T6">.println(</text:span><text:span text:style-name="T13">"Worker1 Started"</text:span><text:span text:style-name="T6">)</text:span><text:span text:style-name="T4">;</text:span></text:p>
      <text:p text:style-name="P8"><text:span text:style-name="T3"><text:s text:c="12"/></text:span><text:span text:style-name="T11">condition</text:span><text:span text:style-name="T6">.await()</text:span><text:span text:style-name="T4">;</text:span></text:p>
      <text:p text:style-name="P8"><text:span text:style-name="T3"><text:s text:c="12"/></text:span><text:span text:style-name="T6">System.</text:span><text:span text:style-name="T12">out</text:span><text:span text:style-name="T6">.println(</text:span><text:span text:style-name="T13">"Worker1 Finished"</text:span><text:span text:style-name="T6">)</text:span><text:span text:style-name="T4">;</text:span></text:p>
      <text:p text:style-name="P8"><text:span text:style-name="T3"><text:s text:c="8"/></text:span><text:span text:style-name="T6">}</text:span></text:p>
      <text:p text:style-name="P8"><text:s text:c="8"/><text:span text:style-name="T4">catch </text:span><text:span text:style-name="T6">(InterruptedException e)</text:span></text:p>
      <text:p text:style-name="P8"><text:s text:c="8"/><text:span text:style-name="T6">{</text:span></text:p>
      <text:p text:style-name="P8"><text:s text:c="12"/><text:span text:style-name="T6">e.printStackTrace()</text:span><text:span text:style-name="T4">;</text:span></text:p>
      <text:p text:style-name="P8"><text:soft-page-break/><text:span text:style-name="T3"><text:s text:c="8"/></text:span><text:span text:style-name="T6">}</text:span></text:p>
      <text:p text:style-name="P8"><text:s text:c="8"/><text:span text:style-name="T4">finally </text:span><text:span text:style-name="T6">{</text:span></text:p>
      <text:p text:style-name="P8"><text:s text:c="12"/><text:span text:style-name="T11">lock</text:span><text:span text:style-name="T6">.unlock()</text:span><text:span text:style-name="T4">;</text:span></text:p>
      <text:p text:style-name="P8"><text:span text:style-name="T3"><text:s text:c="8"/></text:span><text:span text:style-name="T6">}</text:span></text:p>
      <text:p text:style-name="P8"><text:s text:c="4"/><text:span text:style-name="T6">}</text:span></text:p>
      <text:p text:style-name="P8"><text:s text:c="4"/><text:span text:style-name="T4">public void </text:span><text:span text:style-name="T10">worker2</text:span><text:span text:style-name="T6">() {</text:span></text:p>
      <text:p text:style-name="P8"><text:s text:c="7"/><text:span text:style-name="T4">try</text:span></text:p>
      <text:p text:style-name="P8"><text:span text:style-name="T3"><text:s text:c="7"/></text:span><text:span text:style-name="T6">{</text:span></text:p>
      <text:p text:style-name="P8"><text:s text:c="9"/><text:span text:style-name="T11">lock</text:span><text:span text:style-name="T6">.lock()</text:span><text:span text:style-name="T4">;</text:span></text:p>
      <text:p text:style-name="P8"><text:span text:style-name="T3"><text:s text:c="11"/></text:span><text:span text:style-name="T6">System.</text:span><text:span text:style-name="T12">out</text:span><text:span text:style-name="T6">.println(</text:span><text:span text:style-name="T13">"Worker2 Started"</text:span><text:span text:style-name="T6">)</text:span><text:span text:style-name="T4">;</text:span></text:p>
      <text:p text:style-name="P8"><text:span text:style-name="T3"><text:s text:c="11"/></text:span><text:span text:style-name="T6">System.</text:span><text:span text:style-name="T12">out</text:span><text:span text:style-name="T6">.println(</text:span><text:span text:style-name="T13">"Worker2 Finished"</text:span><text:span text:style-name="T6">)</text:span><text:span text:style-name="T4">;</text:span></text:p>
      <text:p text:style-name="P8"><text:span text:style-name="T3"><text:s text:c="11"/></text:span><text:span text:style-name="T11">condition</text:span><text:span text:style-name="T6">.signal()</text:span><text:span text:style-name="T4">;</text:span></text:p>
      <text:p text:style-name="P8"><text:span text:style-name="T3"><text:s text:c="7"/></text:span><text:span text:style-name="T6">}</text:span></text:p>
      <text:p text:style-name="P8"><text:s text:c="6"/><text:span text:style-name="T4">finally </text:span><text:span text:style-name="T6">{</text:span></text:p>
      <text:p text:style-name="P8"><text:s text:c="11"/><text:span text:style-name="T11">lock</text:span><text:span text:style-name="T6">.unlock()</text:span><text:span text:style-name="T4">;</text:span></text:p>
      <text:p text:style-name="P8"><text:span text:style-name="T3"><text:s text:c="7"/></text:span><text:span text:style-name="T6">}</text:span></text:p>
      <text:p text:style-name="P8"><text:s text:c="4"/><text:span text:style-name="T6">}</text:span></text:p>
      <text:p text:style-name="P8"><text:s text:c="4"/><text:span text:style-name="T4">public static void </text:span><text:span text:style-name="T10">main</text:span><text:span text:style-name="T6">(String[] args) </text:span><text:span text:style-name="T4">throws <text:s/></text:span><text:span text:style-name="T6">InterruptedException{</text:span></text:p>
      <text:p text:style-name="P8"><text:s text:c="8"/><text:span text:style-name="T6">LockNew ln=</text:span><text:span text:style-name="T4">new </text:span><text:span text:style-name="T6">LockNew()</text:span><text:span text:style-name="T4">;</text:span></text:p>
      <text:p text:style-name="P8"><text:span text:style-name="T3"><text:s text:c="8"/></text:span><text:span text:style-name="T6">Thread thread1=</text:span><text:span text:style-name="T4">new </text:span><text:span text:style-name="T6">Thread(</text:span><text:span text:style-name="T4">new </text:span><text:span text:style-name="T6">Runnable() {</text:span></text:p>
      <text:p text:style-name="P8"><text:s text:c="12"/><text:span text:style-name="T9">@Override</text:span></text:p>
      <text:p text:style-name="P8"><text:span text:style-name="T8"><text:s text:c="12"/></text:span><text:span text:style-name="T4">public void </text:span><text:span text:style-name="T10">run</text:span><text:span text:style-name="T6">() {</text:span></text:p>
      <text:p text:style-name="P8"><text:s text:c="16"/><text:span text:style-name="T19">ln</text:span><text:span text:style-name="T6">.worker1()</text:span><text:span text:style-name="T4">;</text:span></text:p>
      <text:p text:style-name="P8"><text:span text:style-name="T3"><text:s text:c="12"/></text:span><text:span text:style-name="T6">}</text:span></text:p>
      <text:p text:style-name="P8"><text:s text:c="8"/><text:span text:style-name="T6">})</text:span><text:span text:style-name="T4">;</text:span></text:p>
      <text:p text:style-name="P8"><text:span text:style-name="T3"><text:s text:c="8"/></text:span><text:span text:style-name="T6">Thread thread2=</text:span><text:span text:style-name="T4">new </text:span><text:span text:style-name="T6">Thread(</text:span><text:span text:style-name="T4">new </text:span><text:span text:style-name="T6">Runnable() {</text:span></text:p>
      <text:p text:style-name="P8"><text:s text:c="12"/><text:span text:style-name="T9">@Override</text:span></text:p>
      <text:p text:style-name="P8"><text:span text:style-name="T8"><text:s text:c="12"/></text:span><text:span text:style-name="T4">public void </text:span><text:span text:style-name="T10">run</text:span><text:span text:style-name="T6">() {</text:span></text:p>
      <text:p text:style-name="P8"><text:s text:c="16"/><text:span text:style-name="T19">ln</text:span><text:span text:style-name="T6">.worker2()</text:span><text:span text:style-name="T4">;</text:span></text:p>
      <text:p text:style-name="P8"><text:span text:style-name="T3"><text:s text:c="12"/></text:span><text:span text:style-name="T6">}</text:span></text:p>
      <text:p text:style-name="P8"><text:s text:c="8"/><text:span text:style-name="T6">})</text:span><text:span text:style-name="T4">;</text:span></text:p>
      <text:p text:style-name="P8"><text:span text:style-name="T3"><text:s text:c="8"/></text:span><text:span text:style-name="T6">thread1.start()</text:span><text:span text:style-name="T4">;</text:span></text:p>
      <text:p text:style-name="P8"><text:span text:style-name="T3"><text:s text:c="8"/></text:span><text:span text:style-name="T6">thread2.start()</text:span><text:span text:style-name="T4">;</text:span></text:p>
      <text:p text:style-name="P8"><text:span text:style-name="T3"><text:s text:c="8"/></text:span><text:span text:style-name="T6">thread1.join()</text:span><text:span text:style-name="T4">;</text:span></text:p>
      <text:p text:style-name="P8"><text:span text:style-name="T3"><text:s text:c="8"/></text:span><text:span text:style-name="T6">thread2.join()</text:span><text:span text:style-name="T4">;</text:span></text:p>
      <text:p text:style-name="P8"><text:span text:style-name="T3"><text:s text:c="4"/></text:span><text:span text:style-name="T6">}</text:span></text:p>
      <text:p text:style-name="P10">}</text:p>
      <text:p text:style-name="P4"/>
      <text:list xml:id="list104133319211964" text:continue-numbering="true" text:style-name="L3">
        <text:list-item>
          <text:p text:style-name="P3">Create a deadlock and Resolve it using tryLock(). </text:p>
        </text:list-item>
      </text:list>
      <text:p text:style-name="Text_20_body"/>
      <text:p text:style-name="Text_20_body"><text:tab/><text:span text:style-name="T4">import </text:span><text:span text:style-name="T14">java.util.concurrent.locks.Lock</text:span><text:span text:style-name="T4">;</text:span></text:p>
      <text:p text:style-name="P7"><text:span text:style-name="T3">import </text:span>java.util.concurrent.locks.ReentrantLock<text:span text:style-name="T3">;</text:span></text:p>
      <text:p text:style-name="P7"><text:span text:style-name="T3">public class </text:span>DeadLock {</text:p>
      <text:p text:style-name="P8"><text:s text:c="4"/><text:span text:style-name="T6">Lock </text:span><text:span text:style-name="T11">lock1</text:span><text:span text:style-name="T6">=</text:span><text:span text:style-name="T4">new </text:span><text:span text:style-name="T6">ReentrantLock(</text:span><text:span text:style-name="T4">true</text:span><text:span text:style-name="T6">)</text:span><text:span text:style-name="T4">;</text:span></text:p>
      <text:p text:style-name="P8"><text:span text:style-name="T3"><text:s text:c="4"/></text:span><text:span text:style-name="T6">Lock </text:span><text:span text:style-name="T11">lock2</text:span><text:span text:style-name="T6">=</text:span><text:span text:style-name="T4">new </text:span><text:span text:style-name="T6">ReentrantLock(</text:span><text:span text:style-name="T4">true</text:span><text:span text:style-name="T6">)</text:span><text:span text:style-name="T4">;</text:span></text:p>
      <text:p text:style-name="P8"><text:span text:style-name="T3"><text:s text:c="4"/></text:span><text:span text:style-name="T4">public void </text:span><text:span text:style-name="T10">acquireLock</text:span><text:span text:style-name="T6">(Lock lock1</text:span><text:span text:style-name="T4">,</text:span><text:span text:style-name="T6">Lock lock2)</text:span></text:p>
      <text:p text:style-name="P8"><text:s text:c="4"/><text:span text:style-name="T6">{</text:span></text:p>
      <text:p text:style-name="P8"><text:s text:c="8"/><text:span text:style-name="T4">boolean </text:span><text:span text:style-name="T6">acquireLock1=lock1.tryLock()</text:span><text:span text:style-name="T4">;</text:span></text:p>
      <text:p text:style-name="P8"><text:span text:style-name="T3"><text:s text:c="8"/></text:span><text:span text:style-name="T4">boolean </text:span><text:span text:style-name="T6">acquireLock2=lock2.tryLock()</text:span><text:span text:style-name="T4">;</text:span></text:p>
      <text:p text:style-name="P8"><text:span text:style-name="T3"><text:s text:c="8"/></text:span><text:span text:style-name="T4">if</text:span><text:span text:style-name="T6">(acquireLock1 &amp;&amp; acquireLock2)</text:span></text:p>
      <text:p text:style-name="P8"><text:s text:c="12"/><text:span text:style-name="T4">return;</text:span></text:p>
      <text:p text:style-name="P8"><text:span text:style-name="T3"><text:s text:c="8"/></text:span><text:span text:style-name="T4">if</text:span><text:span text:style-name="T6">(acquireLock1)</text:span></text:p>
      <text:p text:style-name="P8"><text:s text:c="12"/><text:span text:style-name="T6">lock1.unlock()</text:span><text:span text:style-name="T4">;</text:span></text:p>
      <text:p text:style-name="P8"><text:span text:style-name="T3"><text:s text:c="8"/></text:span><text:span text:style-name="T4">if</text:span><text:span text:style-name="T6">(acquireLock2)</text:span></text:p>
      <text:p text:style-name="P8"><text:s text:c="12"/><text:span text:style-name="T6">lock2.unlock()</text:span><text:span text:style-name="T4">;</text:span></text:p>
      <text:p text:style-name="P8"><text:span text:style-name="T3"><text:s text:c="4"/></text:span><text:span text:style-name="T6">}</text:span></text:p>
      <text:p text:style-name="P8"><text:s text:c="4"/><text:span text:style-name="T4">public void </text:span><text:span text:style-name="T10">worker1</text:span><text:span text:style-name="T6">()</text:span></text:p>
      <text:p text:style-name="P8"><text:s text:c="4"/><text:span text:style-name="T6">{</text:span></text:p>
      <text:p text:style-name="P8"><text:s text:c="8"/><text:span text:style-name="T6">acquireLock(</text:span><text:span text:style-name="T11">lock1</text:span><text:span text:style-name="T4">,</text:span><text:span text:style-name="T11">lock2</text:span><text:span text:style-name="T6">)</text:span><text:span text:style-name="T4">;</text:span></text:p>
      <text:p text:style-name="P8"><text:span text:style-name="T3"><text:s text:c="8"/></text:span><text:span text:style-name="T6">System.</text:span><text:span text:style-name="T12">out</text:span><text:span text:style-name="T6">.println(</text:span><text:span text:style-name="T13">"Worker 1 Lock 1"</text:span><text:span text:style-name="T6">)</text:span><text:span text:style-name="T4">;</text:span></text:p>
      <text:p text:style-name="P8"><text:span text:style-name="T3"><text:s text:c="8"/></text:span><text:span text:style-name="T6">System.</text:span><text:span text:style-name="T12">out</text:span><text:span text:style-name="T6">.println(</text:span><text:span text:style-name="T13">"Worker 1 Lock 2"</text:span><text:span text:style-name="T6">)</text:span><text:span text:style-name="T4">;</text:span></text:p>
      <text:p text:style-name="P8"><text:span text:style-name="T3"><text:s text:c="8"/></text:span><text:span text:style-name="T11">lock2</text:span><text:span text:style-name="T6">.unlock()</text:span><text:span text:style-name="T4">;</text:span></text:p>
      <text:p text:style-name="P8"><text:span text:style-name="T3"><text:s text:c="8"/></text:span><text:span text:style-name="T11">lock1</text:span><text:span text:style-name="T6">.unlock()</text:span><text:span text:style-name="T4">;</text:span></text:p>
      <text:p text:style-name="P8"><text:span text:style-name="T3"><text:s text:c="4"/></text:span><text:span text:style-name="T6">}</text:span></text:p>
      <text:p text:style-name="P8"><text:soft-page-break/><text:s text:c="4"/><text:span text:style-name="T4">public void </text:span><text:span text:style-name="T10">worker2</text:span><text:span text:style-name="T6">()</text:span></text:p>
      <text:p text:style-name="P8"><text:s text:c="4"/><text:span text:style-name="T6">{</text:span></text:p>
      <text:p text:style-name="P8"><text:s text:c="8"/><text:span text:style-name="T6">acquireLock(</text:span><text:span text:style-name="T11">lock2</text:span><text:span text:style-name="T4">,</text:span><text:span text:style-name="T11">lock1</text:span><text:span text:style-name="T6">)</text:span><text:span text:style-name="T4">;</text:span></text:p>
      <text:p text:style-name="P8"><text:span text:style-name="T3"><text:s text:c="8"/></text:span><text:span text:style-name="T6">System.</text:span><text:span text:style-name="T12">out</text:span><text:span text:style-name="T6">.println(</text:span><text:span text:style-name="T13">"Worker 2 Lock 1"</text:span><text:span text:style-name="T6">)</text:span><text:span text:style-name="T4">;</text:span></text:p>
      <text:p text:style-name="P8"><text:span text:style-name="T3"><text:s text:c="8"/></text:span><text:span text:style-name="T6">System.</text:span><text:span text:style-name="T12">out</text:span><text:span text:style-name="T6">.println(</text:span><text:span text:style-name="T13">"Worker 2 Lock 2"</text:span><text:span text:style-name="T6">)</text:span><text:span text:style-name="T4">;</text:span></text:p>
      <text:p text:style-name="P8"><text:span text:style-name="T3"><text:s text:c="8"/></text:span><text:span text:style-name="T11">lock1</text:span><text:span text:style-name="T6">.unlock()</text:span><text:span text:style-name="T4">;</text:span></text:p>
      <text:p text:style-name="P8"><text:span text:style-name="T3"><text:s text:c="8"/></text:span><text:span text:style-name="T11">lock2</text:span><text:span text:style-name="T6">.unlock()</text:span><text:span text:style-name="T4">;</text:span></text:p>
      <text:p text:style-name="P8"><text:span text:style-name="T3"><text:s text:c="4"/></text:span><text:span text:style-name="T6">}</text:span></text:p>
      <text:p text:style-name="P8"><text:s text:c="4"/><text:span text:style-name="T4">public static void </text:span><text:span text:style-name="T10">main</text:span><text:span text:style-name="T6">(String[] args) </text:span><text:span text:style-name="T4">throws <text:s/></text:span><text:span text:style-name="T6">InterruptedException</text:span></text:p>
      <text:p text:style-name="P8"><text:s text:c="4"/><text:span text:style-name="T6">{</text:span></text:p>
      <text:p text:style-name="P8"><text:s text:c="12"/><text:span text:style-name="T6">DeadLock d=</text:span><text:span text:style-name="T4">new </text:span><text:span text:style-name="T6">DeadLock()</text:span><text:span text:style-name="T4">;</text:span></text:p>
      <text:p text:style-name="P8"><text:span text:style-name="T3"><text:s text:c="12"/></text:span><text:span text:style-name="T6">Thread thread1=</text:span><text:span text:style-name="T4">new </text:span><text:span text:style-name="T6">Thread(</text:span><text:span text:style-name="T4">new </text:span><text:span text:style-name="T6">Runnable() {</text:span></text:p>
      <text:p text:style-name="P8"><text:s text:c="16"/><text:span text:style-name="T9">@Override</text:span></text:p>
      <text:p text:style-name="P8"><text:span text:style-name="T8"><text:s text:c="16"/></text:span><text:span text:style-name="T4">public void </text:span><text:span text:style-name="T10">run</text:span><text:span text:style-name="T6">() {</text:span></text:p>
      <text:p text:style-name="P8"><text:s text:c="20"/><text:span text:style-name="T19">d</text:span><text:span text:style-name="T6">.worker1()</text:span><text:span text:style-name="T4">;</text:span></text:p>
      <text:p text:style-name="P8"><text:span text:style-name="T3"><text:s text:c="16"/></text:span><text:span text:style-name="T6">}</text:span></text:p>
      <text:p text:style-name="P8"><text:s text:c="12"/><text:span text:style-name="T6">})</text:span><text:span text:style-name="T4">;</text:span></text:p>
      <text:p text:style-name="P8"><text:span text:style-name="T3"><text:s text:c="8"/></text:span><text:span text:style-name="T6">Thread thread2=</text:span><text:span text:style-name="T4">new </text:span><text:span text:style-name="T6">Thread(</text:span><text:span text:style-name="T4">new </text:span><text:span text:style-name="T6">Runnable() {</text:span></text:p>
      <text:p text:style-name="P8"><text:s text:c="12"/><text:span text:style-name="T9">@Override</text:span></text:p>
      <text:p text:style-name="P8"><text:span text:style-name="T8"><text:s text:c="12"/></text:span><text:span text:style-name="T4">public void </text:span><text:span text:style-name="T10">run</text:span><text:span text:style-name="T6">() {</text:span></text:p>
      <text:p text:style-name="P8"><text:s text:c="16"/><text:span text:style-name="T19">d</text:span><text:span text:style-name="T6">.worker2()</text:span><text:span text:style-name="T4">;</text:span></text:p>
      <text:p text:style-name="P8"><text:span text:style-name="T3"><text:s text:c="12"/></text:span><text:span text:style-name="T6">}</text:span></text:p>
      <text:p text:style-name="P8"><text:s text:c="8"/><text:span text:style-name="T6">})</text:span><text:span text:style-name="T4">;</text:span></text:p>
      <text:p text:style-name="P8"><text:span text:style-name="T3"><text:s text:c="8"/></text:span><text:span text:style-name="T6">thread1.start()</text:span><text:span text:style-name="T4">;</text:span></text:p>
      <text:p text:style-name="P8"><text:span text:style-name="T3"><text:s text:c="8"/></text:span><text:span text:style-name="T6">thread2.start()</text:span><text:span text:style-name="T4">;</text:span></text:p>
      <text:p text:style-name="P8"><text:span text:style-name="T3"><text:s text:c="8"/></text:span><text:span text:style-name="T6">thread1.join()</text:span><text:span text:style-name="T4">;</text:span></text:p>
      <text:p text:style-name="P8"><text:span text:style-name="T3"><text:s text:c="8"/></text:span><text:span text:style-name="T6">thread2.join()</text:span><text:span text:style-name="T4">;</text:span></text:p>
      <text:p text:style-name="P8"><text:span text:style-name="T3"><text:s text:c="4"/></text:span><text:span text:style-name="T6">}</text:span></text:p>
      <text:p text:style-name="P10">}</text:p>
      <text:p text:style-name="Text_20_body"/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0:21:23.447702086</meta:creation-date>
    <dc:date>2019-02-25T10:41:32.982075094</dc:date>
    <meta:editing-duration>PT9M39S</meta:editing-duration>
    <meta:editing-cycles>1</meta:editing-cycles>
    <meta:document-statistic meta:table-count="0" meta:image-count="0" meta:object-count="0" meta:page-count="11" meta:paragraph-count="637" meta:word-count="1521" meta:character-count="18677" meta:non-whitespace-character-count="11877"/>
    <meta:generator>LibreOffice/6.0.3.2$Linux_X86_64 LibreOffice_project/00m0$Build-2</meta:generator>
  </office:meta>
</office:document-meta>
</file>